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6JulTRACE_CUBE_TRAJECTORY_slipped_-9.8" table:style-name="ta1">
        <table:shapes>
          <draw:frame draw:z-index="0" draw:style-name="gr1" draw:text-style-name="P1" svg:width="36.85cm" svg:height="16.734cm" svg:x="9.191cm" svg:y="65.13cm">
            <draw:object draw:notify-on-update-of-ranges="'26JulTRACE_CUBE_TRAJECTORY_slipped_-9.8'.J145:'26JulTRACE_CUBE_TRAJECTORY_slipped_-9.8'.J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x_pos</text:p>
          </table:table-cell>
          <table:table-cell office:value-type="string" calcext:value-type="string">
            <text:p>y_pos</text:p>
          </table:table-cell>
          <table:table-cell office:value-type="string" calcext:value-type="string">
            <text:p>z_pos</text:p>
          </table:table-cell>
          <table:table-cell office:value-type="string" calcext:value-type="string">
            <text:p>resultant_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69873" calcext:value-type="float">
            <text:p>1658852985.69873</text:p>
          </table:table-cell>
          <table:table-cell office:value-type="float" office:value="-1.01554785737085" calcext:value-type="float">
            <text:p>-1.01554785737085</text:p>
          </table:table-cell>
          <table:table-cell office:value-type="float" office:value="-0.0299294426301726" calcext:value-type="float">
            <text:p>-0.029929442630173</text:p>
          </table:table-cell>
          <table:table-cell office:value-type="float" office:value="0.0639342209835495" calcext:value-type="float">
            <text:p>0.06393422098355</text:p>
          </table:table-cell>
          <table:table-cell office:value-type="float" office:value="1.01799843160952" calcext:value-type="float">
            <text:p>1.01799843160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2797" calcext:value-type="float">
            <text:p>1658852985.72797</text:p>
          </table:table-cell>
          <table:table-cell office:value-type="float" office:value="-1.01595625442552" calcext:value-type="float">
            <text:p>-1.01595625442552</text:p>
          </table:table-cell>
          <table:table-cell office:value-type="float" office:value="-0.0297594871905456" calcext:value-type="float">
            <text:p>-0.029759487190546</text:p>
          </table:table-cell>
          <table:table-cell office:value-type="float" office:value="0.0645629180971961" calcext:value-type="float">
            <text:p>0.064562918097196</text:p>
          </table:table-cell>
          <table:table-cell office:value-type="float" office:value="1.01844052765853" calcext:value-type="float">
            <text:p>1.01844052765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3233" calcext:value-type="float">
            <text:p>1658852985.73233</text:p>
          </table:table-cell>
          <table:table-cell office:value-type="float" office:value="-1.01602111553451" calcext:value-type="float">
            <text:p>-1.01602111553451</text:p>
          </table:table-cell>
          <table:table-cell office:value-type="float" office:value="-0.0297382718906974" calcext:value-type="float">
            <text:p>-0.029738271890698</text:p>
          </table:table-cell>
          <table:table-cell office:value-type="float" office:value="0.06474878856254" calcext:value-type="float">
            <text:p>0.06474878856254</text:p>
          </table:table-cell>
          <table:table-cell office:value-type="float" office:value="1.01851641010214" calcext:value-type="float">
            <text:p>1.01851641010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3673" calcext:value-type="float">
            <text:p>1658852985.73673</text:p>
          </table:table-cell>
          <table:table-cell office:value-type="float" office:value="-1.01612431978268" calcext:value-type="float">
            <text:p>-1.01612431978268</text:p>
          </table:table-cell>
          <table:table-cell office:value-type="float" office:value="-0.0297310494350442" calcext:value-type="float">
            <text:p>-0.029731049435044</text:p>
          </table:table-cell>
          <table:table-cell office:value-type="float" office:value="0.0649567368606083" calcext:value-type="float">
            <text:p>0.064956736860608</text:p>
          </table:table-cell>
          <table:table-cell office:value-type="float" office:value="1.01863239012801" calcext:value-type="float">
            <text:p>1.01863239012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4111" calcext:value-type="float">
            <text:p>1658852985.74111</text:p>
          </table:table-cell>
          <table:table-cell office:value-type="float" office:value="-1.0162639819134" calcext:value-type="float">
            <text:p>-1.0162639819134</text:p>
          </table:table-cell>
          <table:table-cell office:value-type="float" office:value="-0.0297305152450967" calcext:value-type="float">
            <text:p>-0.029730515245097</text:p>
          </table:table-cell>
          <table:table-cell office:value-type="float" office:value="0.0653007884479741" calcext:value-type="float">
            <text:p>0.065300788447974</text:p>
          </table:table-cell>
          <table:table-cell office:value-type="float" office:value="1.01879368737893" calcext:value-type="float">
            <text:p>1.01879368737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455" calcext:value-type="float">
            <text:p>1658852985.7455</text:p>
          </table:table-cell>
          <table:table-cell office:value-type="float" office:value="-1.01642815467433" calcext:value-type="float">
            <text:p>-1.01642815467433</text:p>
          </table:table-cell>
          <table:table-cell office:value-type="float" office:value="-0.0297475561060947" calcext:value-type="float">
            <text:p>-0.029747556106095</text:p>
          </table:table-cell>
          <table:table-cell office:value-type="float" office:value="0.0658283750836064" calcext:value-type="float">
            <text:p>0.065828375083606</text:p>
          </table:table-cell>
          <table:table-cell office:value-type="float" office:value="1.01899189676616" calcext:value-type="float">
            <text:p>1.01899189676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4983" calcext:value-type="float">
            <text:p>1658852985.74983</text:p>
          </table:table-cell>
          <table:table-cell office:value-type="float" office:value="-1.01661149886133" calcext:value-type="float">
            <text:p>-1.01661149886133</text:p>
          </table:table-cell>
          <table:table-cell office:value-type="float" office:value="-0.0297817315355519" calcext:value-type="float">
            <text:p>-0.029781731535552</text:p>
          </table:table-cell>
          <table:table-cell office:value-type="float" office:value="0.0665581158286148" calcext:value-type="float">
            <text:p>0.066558115828615</text:p>
          </table:table-cell>
          <table:table-cell office:value-type="float" office:value="1.01922317179948" calcext:value-type="float">
            <text:p>1.01922317179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542" calcext:value-type="float">
            <text:p>1658852985.7542</text:p>
          </table:table-cell>
          <table:table-cell office:value-type="float" office:value="-1.0168126248344" calcext:value-type="float">
            <text:p>-1.0168126248344</text:p>
          </table:table-cell>
          <table:table-cell office:value-type="float" office:value="-0.0298270507561686" calcext:value-type="float">
            <text:p>-0.029827050756169</text:p>
          </table:table-cell>
          <table:table-cell office:value-type="float" office:value="0.0674909062095253" calcext:value-type="float">
            <text:p>0.067490906209525</text:p>
          </table:table-cell>
          <table:table-cell office:value-type="float" office:value="1.01948643414242" calcext:value-type="float">
            <text:p>1.01948643414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5856" calcext:value-type="float">
            <text:p>1658852985.75856</text:p>
          </table:table-cell>
          <table:table-cell office:value-type="float" office:value="-1.01703168136153" calcext:value-type="float">
            <text:p>-1.01703168136153</text:p>
          </table:table-cell>
          <table:table-cell office:value-type="float" office:value="-0.029880448905449" calcext:value-type="float">
            <text:p>-0.029880448905449</text:p>
          </table:table-cell>
          <table:table-cell office:value-type="float" office:value="0.0686146558619915" calcext:value-type="float">
            <text:p>0.068614655861992</text:p>
          </table:table-cell>
          <table:table-cell office:value-type="float" office:value="1.01978147321812" calcext:value-type="float">
            <text:p>1.01978147321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6294" calcext:value-type="float">
            <text:p>1658852985.76294</text:p>
          </table:table-cell>
          <table:table-cell office:value-type="float" office:value="-1.01727758723441" calcext:value-type="float">
            <text:p>-1.01727758723441</text:p>
          </table:table-cell>
          <table:table-cell office:value-type="float" office:value="-0.0299317697647403" calcext:value-type="float">
            <text:p>-0.02993176976474</text:p>
          </table:table-cell>
          <table:table-cell office:value-type="float" office:value="0.0698952336810293" calcext:value-type="float">
            <text:p>0.069895233681029</text:p>
          </table:table-cell>
          <table:table-cell office:value-type="float" office:value="1.02011516213711" calcext:value-type="float">
            <text:p>1.02011516213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6729" calcext:value-type="float">
            <text:p>1658852985.76729</text:p>
          </table:table-cell>
          <table:table-cell office:value-type="float" office:value="-1.01754912653284" calcext:value-type="float">
            <text:p>-1.01754912653284</text:p>
          </table:table-cell>
          <table:table-cell office:value-type="float" office:value="-0.030000204900221" calcext:value-type="float">
            <text:p>-0.030000204900221</text:p>
          </table:table-cell>
          <table:table-cell office:value-type="float" office:value="0.071334401197877" calcext:value-type="float">
            <text:p>0.071334401197877</text:p>
          </table:table-cell>
          <table:table-cell office:value-type="float" office:value="1.02048754720284" calcext:value-type="float">
            <text:p>1.02048754720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7163" calcext:value-type="float">
            <text:p>1658852985.77163</text:p>
          </table:table-cell>
          <table:table-cell office:value-type="float" office:value="-1.01784821416642" calcext:value-type="float">
            <text:p>-1.01784821416642</text:p>
          </table:table-cell>
          <table:table-cell office:value-type="float" office:value="-0.0300640112571811" calcext:value-type="float">
            <text:p>-0.030064011257181</text:p>
          </table:table-cell>
          <table:table-cell office:value-type="float" office:value="0.072908674823342" calcext:value-type="float">
            <text:p>0.072908674823342</text:p>
          </table:table-cell>
          <table:table-cell office:value-type="float" office:value="1.02089887193549" calcext:value-type="float">
            <text:p>1.0208988719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7599" calcext:value-type="float">
            <text:p>1658852985.77599</text:p>
          </table:table-cell>
          <table:table-cell office:value-type="float" office:value="-1.01816342180663" calcext:value-type="float">
            <text:p>-1.01816342180663</text:p>
          </table:table-cell>
          <table:table-cell office:value-type="float" office:value="-0.0301415578705131" calcext:value-type="float">
            <text:p>-0.030141557870513</text:p>
          </table:table-cell>
          <table:table-cell office:value-type="float" office:value="0.0746238060550583" calcext:value-type="float">
            <text:p>0.074623806055058</text:p>
          </table:table-cell>
          <table:table-cell office:value-type="float" office:value="1.0213393067174" calcext:value-type="float">
            <text:p>1.0213393067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8033" calcext:value-type="float">
            <text:p>1658852985.78033</text:p>
          </table:table-cell>
          <table:table-cell office:value-type="float" office:value="-1.01849112399543" calcext:value-type="float">
            <text:p>-1.01849112399543</text:p>
          </table:table-cell>
          <table:table-cell office:value-type="float" office:value="-0.0302128013621037" calcext:value-type="float">
            <text:p>-0.030212801362104</text:p>
          </table:table-cell>
          <table:table-cell office:value-type="float" office:value="0.0764636883805544" calcext:value-type="float">
            <text:p>0.076463688380555</text:p>
          </table:table-cell>
          <table:table-cell office:value-type="float" office:value="1.02180412930481" calcext:value-type="float">
            <text:p>1.02180412930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847" calcext:value-type="float">
            <text:p>1658852985.7847</text:p>
          </table:table-cell>
          <table:table-cell office:value-type="float" office:value="-1.01882655919207" calcext:value-type="float">
            <text:p>-1.01882655919207</text:p>
          </table:table-cell>
          <table:table-cell office:value-type="float" office:value="-0.0302992218982146" calcext:value-type="float">
            <text:p>-0.030299221898215</text:p>
          </table:table-cell>
          <table:table-cell office:value-type="float" office:value="0.0784146879186295" calcext:value-type="float">
            <text:p>0.07841468791863</text:p>
          </table:table-cell>
          <table:table-cell office:value-type="float" office:value="1.02228883582096" calcext:value-type="float">
            <text:p>1.02228883582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8973" calcext:value-type="float">
            <text:p>1658852985.78973</text:p>
          </table:table-cell>
          <table:table-cell office:value-type="float" office:value="-1.01951585838163" calcext:value-type="float">
            <text:p>-1.01951585838163</text:p>
          </table:table-cell>
          <table:table-cell office:value-type="float" office:value="-0.0304772018364514" calcext:value-type="float">
            <text:p>-0.030477201836452</text:p>
          </table:table-cell>
          <table:table-cell office:value-type="float" office:value="0.0826551064298483" calcext:value-type="float">
            <text:p>0.082655106429848</text:p>
          </table:table-cell>
          <table:table-cell office:value-type="float" office:value="1.02331486451744" calcext:value-type="float">
            <text:p>1.0233148645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9409" calcext:value-type="float">
            <text:p>1658852985.79409</text:p>
          </table:table-cell>
          <table:table-cell office:value-type="float" office:value="-1.01986663539887" calcext:value-type="float">
            <text:p>-1.01986663539887</text:p>
          </table:table-cell>
          <table:table-cell office:value-type="float" office:value="-0.0305635424857288" calcext:value-type="float">
            <text:p>-0.030563542485729</text:p>
          </table:table-cell>
          <table:table-cell office:value-type="float" office:value="0.0849428154527785" calcext:value-type="float">
            <text:p>0.084942815452779</text:p>
          </table:table-cell>
          <table:table-cell office:value-type="float" office:value="1.02385417224629" calcext:value-type="float">
            <text:p>1.02385417224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79846" calcext:value-type="float">
            <text:p>1658852985.79846</text:p>
          </table:table-cell>
          <table:table-cell office:value-type="float" office:value="-1.02019922561961" calcext:value-type="float">
            <text:p>-1.02019922561961</text:p>
          </table:table-cell>
          <table:table-cell office:value-type="float" office:value="-0.03065073260045" calcext:value-type="float">
            <text:p>-0.03065073260045</text:p>
          </table:table-cell>
          <table:table-cell office:value-type="float" office:value="0.0873187733501466" calcext:value-type="float">
            <text:p>0.087318773350147</text:p>
          </table:table-cell>
          <table:table-cell office:value-type="float" office:value="1.02438786382071" calcext:value-type="float">
            <text:p>1.02438786382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0283" calcext:value-type="float">
            <text:p>1658852985.80283</text:p>
          </table:table-cell>
          <table:table-cell office:value-type="float" office:value="-1.02051066344389" calcext:value-type="float">
            <text:p>-1.02051066344389</text:p>
          </table:table-cell>
          <table:table-cell office:value-type="float" office:value="-0.0307383736451896" calcext:value-type="float">
            <text:p>-0.03073837364519</text:p>
          </table:table-cell>
          <table:table-cell office:value-type="float" office:value="0.0897701609456745" calcext:value-type="float">
            <text:p>0.089770160945675</text:p>
          </table:table-cell>
          <table:table-cell office:value-type="float" office:value="1.02491245656068" calcext:value-type="float">
            <text:p>1.02491245656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0719" calcext:value-type="float">
            <text:p>1658852985.80719</text:p>
          </table:table-cell>
          <table:table-cell office:value-type="float" office:value="-1.02078467623267" calcext:value-type="float">
            <text:p>-1.02078467623267</text:p>
          </table:table-cell>
          <table:table-cell office:value-type="float" office:value="-0.0308246808412136" calcext:value-type="float">
            <text:p>-0.030824680841214</text:p>
          </table:table-cell>
          <table:table-cell office:value-type="float" office:value="0.0922986940711615" calcext:value-type="float">
            <text:p>0.092298694071162</text:p>
          </table:table-cell>
          <table:table-cell office:value-type="float" office:value="1.0254123878263" calcext:value-type="float">
            <text:p>1.0254123878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1153" calcext:value-type="float">
            <text:p>1658852985.81153</text:p>
          </table:table-cell>
          <table:table-cell office:value-type="float" office:value="-1.02102527281963" calcext:value-type="float">
            <text:p>-1.02102527281963</text:p>
          </table:table-cell>
          <table:table-cell office:value-type="float" office:value="-0.0309109005605205" calcext:value-type="float">
            <text:p>-0.030910900560521</text:p>
          </table:table-cell>
          <table:table-cell office:value-type="float" office:value="0.0948911000567828" calcext:value-type="float">
            <text:p>0.094891100056783</text:p>
          </table:table-cell>
          <table:table-cell office:value-type="float" office:value="1.02589103338505" calcext:value-type="float">
            <text:p>1.02589103338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1589" calcext:value-type="float">
            <text:p>1658852985.81589</text:p>
          </table:table-cell>
          <table:table-cell office:value-type="float" office:value="-1.02121357021851" calcext:value-type="float">
            <text:p>-1.02121357021851</text:p>
          </table:table-cell>
          <table:table-cell office:value-type="float" office:value="-0.0309951630318364" calcext:value-type="float">
            <text:p>-0.030995163031836</text:p>
          </table:table-cell>
          <table:table-cell office:value-type="float" office:value="0.0975640325059473" calcext:value-type="float">
            <text:p>0.097564032505947</text:p>
          </table:table-cell>
          <table:table-cell office:value-type="float" office:value="1.02633162114816" calcext:value-type="float">
            <text:p>1.0263316211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2025" calcext:value-type="float">
            <text:p>1658852985.82025</text:p>
          </table:table-cell>
          <table:table-cell office:value-type="float" office:value="-1.02134307295628" calcext:value-type="float">
            <text:p>-1.02134307295628</text:p>
          </table:table-cell>
          <table:table-cell office:value-type="float" office:value="-0.0310727594109754" calcext:value-type="float">
            <text:p>-0.031072759410976</text:p>
          </table:table-cell>
          <table:table-cell office:value-type="float" office:value="0.100330895214055" calcext:value-type="float">
            <text:p>0.100330895214055</text:p>
          </table:table-cell>
          <table:table-cell office:value-type="float" office:value="1.02672950556008" calcext:value-type="float">
            <text:p>1.02672950556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2461" calcext:value-type="float">
            <text:p>1658852985.82461</text:p>
          </table:table-cell>
          <table:table-cell office:value-type="float" office:value="-1.02141060602184" calcext:value-type="float">
            <text:p>-1.02141060602184</text:p>
          </table:table-cell>
          <table:table-cell office:value-type="float" office:value="-0.0311432363673814" calcext:value-type="float">
            <text:p>-0.031143236367381</text:p>
          </table:table-cell>
          <table:table-cell office:value-type="float" office:value="0.103185200015365" calcext:value-type="float">
            <text:p>0.103185200015365</text:p>
          </table:table-cell>
          <table:table-cell office:value-type="float" office:value="1.02708164853995" calcext:value-type="float">
            <text:p>1.02708164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2898" calcext:value-type="float">
            <text:p>1658852985.82898</text:p>
          </table:table-cell>
          <table:table-cell office:value-type="float" office:value="-1.02145244797366" calcext:value-type="float">
            <text:p>-1.02145244797366</text:p>
          </table:table-cell>
          <table:table-cell office:value-type="float" office:value="-0.0312073167734651" calcext:value-type="float">
            <text:p>-0.031207316773465</text:p>
          </table:table-cell>
          <table:table-cell office:value-type="float" office:value="0.106103586430857" calcext:value-type="float">
            <text:p>0.106103586430857</text:p>
          </table:table-cell>
          <table:table-cell office:value-type="float" office:value="1.02742248911783" calcext:value-type="float">
            <text:p>1.02742248911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3336" calcext:value-type="float">
            <text:p>1658852985.83336</text:p>
          </table:table-cell>
          <table:table-cell office:value-type="float" office:value="-1.02143909349596" calcext:value-type="float">
            <text:p>-1.02143909349596</text:p>
          </table:table-cell>
          <table:table-cell office:value-type="float" office:value="-0.0312671408015473" calcext:value-type="float">
            <text:p>-0.031267140801547</text:p>
          </table:table-cell>
          <table:table-cell office:value-type="float" office:value="0.109086820076883" calcext:value-type="float">
            <text:p>0.109086820076883</text:p>
          </table:table-cell>
          <table:table-cell office:value-type="float" office:value="1.02772340156787" calcext:value-type="float">
            <text:p>1.02772340156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3773" calcext:value-type="float">
            <text:p>1658852985.83773</text:p>
          </table:table-cell>
          <table:table-cell office:value-type="float" office:value="-1.02136244515623" calcext:value-type="float">
            <text:p>-1.02136244515623</text:p>
          </table:table-cell>
          <table:table-cell office:value-type="float" office:value="-0.0313270647987936" calcext:value-type="float">
            <text:p>-0.031327064798794</text:p>
          </table:table-cell>
          <table:table-cell office:value-type="float" office:value="0.11211857620789" calcext:value-type="float">
            <text:p>0.11211857620789</text:p>
          </table:table-cell>
          <table:table-cell office:value-type="float" office:value="1.02797529371834" calcext:value-type="float">
            <text:p>1.0279752937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4207" calcext:value-type="float">
            <text:p>1658852985.84207</text:p>
          </table:table-cell>
          <table:table-cell office:value-type="float" office:value="-1.0212270701012" calcext:value-type="float">
            <text:p>-1.0212270701012</text:p>
          </table:table-cell>
          <table:table-cell office:value-type="float" office:value="-0.0313871171457181" calcext:value-type="float">
            <text:p>-0.031387117145718</text:p>
          </table:table-cell>
          <table:table-cell office:value-type="float" office:value="0.115204205161979" calcext:value-type="float">
            <text:p>0.115204205161979</text:p>
          </table:table-cell>
          <table:table-cell office:value-type="float" office:value="1.02818378158635" calcext:value-type="float">
            <text:p>1.02818378158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4641" calcext:value-type="float">
            <text:p>1658852985.84641</text:p>
          </table:table-cell>
          <table:table-cell office:value-type="float" office:value="-1.02103427388333" calcext:value-type="float">
            <text:p>-1.02103427388333</text:p>
          </table:table-cell>
          <table:table-cell office:value-type="float" office:value="-0.0314491464485898" calcext:value-type="float">
            <text:p>-0.03144914644859</text:p>
          </table:table-cell>
          <table:table-cell office:value-type="float" office:value="0.118336244501844" calcext:value-type="float">
            <text:p>0.118336244501844</text:p>
          </table:table-cell>
          <table:table-cell office:value-type="float" office:value="1.02834989377138" calcext:value-type="float">
            <text:p>1.0283498937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5077" calcext:value-type="float">
            <text:p>1658852985.85077</text:p>
          </table:table-cell>
          <table:table-cell office:value-type="float" office:value="-1.02077805737027" calcext:value-type="float">
            <text:p>-1.02077805737027</text:p>
          </table:table-cell>
          <table:table-cell office:value-type="float" office:value="-0.0315129584234144" calcext:value-type="float">
            <text:p>-0.031512958423415</text:p>
          </table:table-cell>
          <table:table-cell office:value-type="float" office:value="0.121515116175285" calcext:value-type="float">
            <text:p>0.121515116175285</text:p>
          </table:table-cell>
          <table:table-cell office:value-type="float" office:value="1.0284681970855" calcext:value-type="float">
            <text:p>1.0284681970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5515" calcext:value-type="float">
            <text:p>1658852985.85515</text:p>
          </table:table-cell>
          <table:table-cell office:value-type="float" office:value="-1.02047891093237" calcext:value-type="float">
            <text:p>-1.02047891093237</text:p>
          </table:table-cell>
          <table:table-cell office:value-type="float" office:value="-0.0315766070953055" calcext:value-type="float">
            <text:p>-0.031576607095306</text:p>
          </table:table-cell>
          <table:table-cell office:value-type="float" office:value="0.124733679727576" calcext:value-type="float">
            <text:p>0.124733679727576</text:p>
          </table:table-cell>
          <table:table-cell office:value-type="float" office:value="1.0285585936794" calcext:value-type="float">
            <text:p>1.028558593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5948" calcext:value-type="float">
            <text:p>1658852985.85948</text:p>
          </table:table-cell>
          <table:table-cell office:value-type="float" office:value="-1.02009713278408" calcext:value-type="float">
            <text:p>-1.02009713278408</text:p>
          </table:table-cell>
          <table:table-cell office:value-type="float" office:value="-0.0316408673743551" calcext:value-type="float">
            <text:p>-0.031640867374355</text:p>
          </table:table-cell>
          <table:table-cell office:value-type="float" office:value="0.127962452667761" calcext:value-type="float">
            <text:p>0.127962452667761</text:p>
          </table:table-cell>
          <table:table-cell office:value-type="float" office:value="1.0285784822245" calcext:value-type="float">
            <text:p>1.0285784822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6385" calcext:value-type="float">
            <text:p>1658852985.86385</text:p>
          </table:table-cell>
          <table:table-cell office:value-type="float" office:value="-1.0196315640828" calcext:value-type="float">
            <text:p>-1.0196315640828</text:p>
          </table:table-cell>
          <table:table-cell office:value-type="float" office:value="-0.0317060605692733" calcext:value-type="float">
            <text:p>-0.031706060569273</text:p>
          </table:table-cell>
          <table:table-cell office:value-type="float" office:value="0.131215868084668" calcext:value-type="float">
            <text:p>0.131215868084668</text:p>
          </table:table-cell>
          <table:table-cell office:value-type="float" office:value="1.02852875739474" calcext:value-type="float">
            <text:p>1.02852875739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6876" calcext:value-type="float">
            <text:p>1658852985.86876</text:p>
          </table:table-cell>
          <table:table-cell office:value-type="float" office:value="-1.01848216433063" calcext:value-type="float">
            <text:p>-1.01848216433063</text:p>
          </table:table-cell>
          <table:table-cell office:value-type="float" office:value="-0.0318311291945459" calcext:value-type="float">
            <text:p>-0.031831129194546</text:p>
          </table:table-cell>
          <table:table-cell office:value-type="float" office:value="0.137826387908585" calcext:value-type="float">
            <text:p>0.137826387908585</text:p>
          </table:table-cell>
          <table:table-cell office:value-type="float" office:value="1.02825835909529" calcext:value-type="float">
            <text:p>1.028258359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731" calcext:value-type="float">
            <text:p>1658852985.8731</text:p>
          </table:table-cell>
          <table:table-cell office:value-type="float" office:value="-1.01780556544148" calcext:value-type="float">
            <text:p>-1.01780556544148</text:p>
          </table:table-cell>
          <table:table-cell office:value-type="float" office:value="-0.0318896001406532" calcext:value-type="float">
            <text:p>-0.031889600140653</text:p>
          </table:table-cell>
          <table:table-cell office:value-type="float" office:value="0.141190640602037" calcext:value-type="float">
            <text:p>0.141190640602037</text:p>
          </table:table-cell>
          <table:table-cell office:value-type="float" office:value="1.02804664905557" calcext:value-type="float">
            <text:p>1.02804664905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7746" calcext:value-type="float">
            <text:p>1658852985.87746</text:p>
          </table:table-cell>
          <table:table-cell office:value-type="float" office:value="-1.01704635474679" calcext:value-type="float">
            <text:p>-1.01704635474679</text:p>
          </table:table-cell>
          <table:table-cell office:value-type="float" office:value="-0.0319444839519489" calcext:value-type="float">
            <text:p>-0.031944483951949</text:p>
          </table:table-cell>
          <table:table-cell office:value-type="float" office:value="0.144576576025847" calcext:value-type="float">
            <text:p>0.144576576025847</text:p>
          </table:table-cell>
          <table:table-cell office:value-type="float" office:value="1.02776754380261" calcext:value-type="float">
            <text:p>1.02776754380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8183" calcext:value-type="float">
            <text:p>1658852985.88183</text:p>
          </table:table-cell>
          <table:table-cell office:value-type="float" office:value="-1.01621388739282" calcext:value-type="float">
            <text:p>-1.01621388739282</text:p>
          </table:table-cell>
          <table:table-cell office:value-type="float" office:value="-0.0319957846446778" calcext:value-type="float">
            <text:p>-0.031995784644678</text:p>
          </table:table-cell>
          <table:table-cell office:value-type="float" office:value="0.147990411336407" calcext:value-type="float">
            <text:p>0.147990411336407</text:p>
          </table:table-cell>
          <table:table-cell office:value-type="float" office:value="1.02743153397809" calcext:value-type="float">
            <text:p>1.02743153397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8621" calcext:value-type="float">
            <text:p>1658852985.88621</text:p>
          </table:table-cell>
          <table:table-cell office:value-type="float" office:value="-1.01530844944441" calcext:value-type="float">
            <text:p>-1.01530844944441</text:p>
          </table:table-cell>
          <table:table-cell office:value-type="float" office:value="-0.0320429831387746" calcext:value-type="float">
            <text:p>-0.032042983138775</text:p>
          </table:table-cell>
          <table:table-cell office:value-type="float" office:value="0.151429027606396" calcext:value-type="float">
            <text:p>0.151429027606396</text:p>
          </table:table-cell>
          <table:table-cell office:value-type="float" office:value="1.02703882627847" calcext:value-type="float">
            <text:p>1.02703882627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9059" calcext:value-type="float">
            <text:p>1658852985.89059</text:p>
          </table:table-cell>
          <table:table-cell office:value-type="float" office:value="-1.01432814393895" calcext:value-type="float">
            <text:p>-1.01432814393895</text:p>
          </table:table-cell>
          <table:table-cell office:value-type="float" office:value="-0.0320849527536882" calcext:value-type="float">
            <text:p>-0.032084952753688</text:p>
          </table:table-cell>
          <table:table-cell office:value-type="float" office:value="0.154899913720384" calcext:value-type="float">
            <text:p>0.154899913720384</text:p>
          </table:table-cell>
          <table:table-cell office:value-type="float" office:value="1.02658901759683" calcext:value-type="float">
            <text:p>1.02658901759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9495" calcext:value-type="float">
            <text:p>1658852985.89495</text:p>
          </table:table-cell>
          <table:table-cell office:value-type="float" office:value="-1.01327144652558" calcext:value-type="float">
            <text:p>-1.01327144652558</text:p>
          </table:table-cell>
          <table:table-cell office:value-type="float" office:value="-0.0321201009422851" calcext:value-type="float">
            <text:p>-0.032120100942285</text:p>
          </table:table-cell>
          <table:table-cell office:value-type="float" office:value="0.158403245877288" calcext:value-type="float">
            <text:p>0.158403245877288</text:p>
          </table:table-cell>
          <table:table-cell office:value-type="float" office:value="1.02608104627901" calcext:value-type="float">
            <text:p>1.02608104627901</text:p>
          </table:table-cell>
          <table:table-cell table:number-columns-repeated="3"/>
          <table:table-cell office:value-type="string" calcext:value-type="string">
            <text:p>save_to_csv(FILENAME_OBJ, ['CONROLLED_SLIP',time_stamp, pos[0], pos[1], pos[2], math.sqrt(pos[0]*pos[0]+ pos[1]*pos[1] + pos[2]*pos[2])], 'a')</text:p>
          </table:table-cell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89932" calcext:value-type="float">
            <text:p>1658852985.89932</text:p>
          </table:table-cell>
          <table:table-cell office:value-type="float" office:value="-1.01214019186154" calcext:value-type="float">
            <text:p>-1.01214019186154</text:p>
          </table:table-cell>
          <table:table-cell office:value-type="float" office:value="-0.0321483078415271" calcext:value-type="float">
            <text:p>-0.032148307841527</text:p>
          </table:table-cell>
          <table:table-cell office:value-type="float" office:value="0.161942514648066" calcext:value-type="float">
            <text:p>0.161942514648066</text:p>
          </table:table-cell>
          <table:table-cell office:value-type="float" office:value="1.02551775203022" calcext:value-type="float">
            <text:p>1.02551775203022</text:p>
          </table:table-cell>
          <table:table-cell table:number-columns-repeated="3"/>
          <table:table-cell office:value-type="string" calcext:value-type="string">
            <text:p>curr = get_force_states_hand_only(kuka_allegro_hand_biotac, numJoints, joints = [19],resultant_only= True)[0]</text:p>
          </table:table-cell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0368" calcext:value-type="float">
            <text:p>1658852985.90368</text:p>
          </table:table-cell>
          <table:table-cell office:value-type="float" office:value="-1.01093594019857" calcext:value-type="float">
            <text:p>-1.01093594019857</text:p>
          </table:table-cell>
          <table:table-cell office:value-type="float" office:value="-0.0321666973524445" calcext:value-type="float">
            <text:p>-0.032166697352445</text:p>
          </table:table-cell>
          <table:table-cell office:value-type="float" office:value="0.165517472676586" calcext:value-type="float">
            <text:p>0.165517472676586</text:p>
          </table:table-cell>
          <table:table-cell office:value-type="float" office:value="1.02490107101368" calcext:value-type="float">
            <text:p>1.02490107101368</text:p>
          </table:table-cell>
          <table:table-cell table:number-columns-repeated="3"/>
          <table:table-cell office:value-type="string" calcext:value-type="string">
            <text:p>save_to_csv(FILENAME_FORCES, ['CONROLLED_SLIP',time_stamp, curr], 'a')</text:p>
          </table:table-cell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0808" calcext:value-type="float">
            <text:p>1658852985.90808</text:p>
          </table:table-cell>
          <table:table-cell office:value-type="float" office:value="-1.00966152351983" calcext:value-type="float">
            <text:p>-1.00966152351983</text:p>
          </table:table-cell>
          <table:table-cell office:value-type="float" office:value="-0.0321759367041275" calcext:value-type="float">
            <text:p>-0.032175936704128</text:p>
          </table:table-cell>
          <table:table-cell office:value-type="float" office:value="0.169114342547765" calcext:value-type="float">
            <text:p>0.169114342547765</text:p>
          </table:table-cell>
          <table:table-cell office:value-type="float" office:value="1.02423207518342" calcext:value-type="float">
            <text:p>1.02423207518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1247" calcext:value-type="float">
            <text:p>1658852985.91247</text:p>
          </table:table-cell>
          <table:table-cell office:value-type="float" office:value="-1.00833407977585" calcext:value-type="float">
            <text:p>-1.00833407977585</text:p>
          </table:table-cell>
          <table:table-cell office:value-type="float" office:value="-0.032178889593312" calcext:value-type="float">
            <text:p>-0.032178889593312</text:p>
          </table:table-cell>
          <table:table-cell office:value-type="float" office:value="0.172724686416997" calcext:value-type="float">
            <text:p>0.172724686416997</text:p>
          </table:table-cell>
          <table:table-cell office:value-type="float" office:value="1.02352670442481" calcext:value-type="float">
            <text:p>1.02352670442481</text:p>
          </table:table-cell>
          <table:table-cell table:number-columns-repeated="3"/>
          <table:table-cell office:value-type="string" calcext:value-type="string">
            <text:p>######print(prev, curr)</text:p>
          </table:table-cell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1687" calcext:value-type="float">
            <text:p>1658852985.91687</text:p>
          </table:table-cell>
          <table:table-cell office:value-type="float" office:value="-1.00696964512896" calcext:value-type="float">
            <text:p>-1.00696964512896</text:p>
          </table:table-cell>
          <table:table-cell office:value-type="float" office:value="-0.0321805686714049" calcext:value-type="float">
            <text:p>-0.032180568671405</text:p>
          </table:table-cell>
          <table:table-cell office:value-type="float" office:value="0.176343302510843" calcext:value-type="float">
            <text:p>0.176343302510843</text:p>
          </table:table-cell>
          <table:table-cell office:value-type="float" office:value="1.02280028136073" calcext:value-type="float">
            <text:p>1.02280028136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2126" calcext:value-type="float">
            <text:p>1658852985.92126</text:p>
          </table:table-cell>
          <table:table-cell office:value-type="float" office:value="-1.00556411438594" calcext:value-type="float">
            <text:p>-1.00556411438594</text:p>
          </table:table-cell>
          <table:table-cell office:value-type="float" office:value="-0.0321823128709377" calcext:value-type="float">
            <text:p>-0.032182312870938</text:p>
          </table:table-cell>
          <table:table-cell office:value-type="float" office:value="0.179969063640434" calcext:value-type="float">
            <text:p>0.179969063640434</text:p>
          </table:table-cell>
          <table:table-cell office:value-type="float" office:value="1.02204880180455" calcext:value-type="float">
            <text:p>1.022048801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2563" calcext:value-type="float">
            <text:p>1658852985.92563</text:p>
          </table:table-cell>
          <table:table-cell office:value-type="float" office:value="-1.00412243431839" calcext:value-type="float">
            <text:p>-1.00412243431839</text:p>
          </table:table-cell>
          <table:table-cell office:value-type="float" office:value="-0.0321838835222045" calcext:value-type="float">
            <text:p>-0.032183883522205</text:p>
          </table:table-cell>
          <table:table-cell office:value-type="float" office:value="0.183598735738731" calcext:value-type="float">
            <text:p>0.183598735738731</text:p>
          </table:table-cell>
          <table:table-cell office:value-type="float" office:value="1.02127673097204" calcext:value-type="float">
            <text:p>1.02127673097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3" calcext:value-type="float">
            <text:p>1658852985.93</text:p>
          </table:table-cell>
          <table:table-cell office:value-type="float" office:value="-1.00264669102665" calcext:value-type="float">
            <text:p>-1.00264669102665</text:p>
          </table:table-cell>
          <table:table-cell office:value-type="float" office:value="-0.0321852528710961" calcext:value-type="float">
            <text:p>-0.032185252871096</text:p>
          </table:table-cell>
          <table:table-cell office:value-type="float" office:value="0.187229946302961" calcext:value-type="float">
            <text:p>0.187229946302961</text:p>
          </table:table-cell>
          <table:table-cell office:value-type="float" office:value="1.0204858305345" calcext:value-type="float">
            <text:p>1.0204858305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3436" calcext:value-type="float">
            <text:p>1658852985.93436</text:p>
          </table:table-cell>
          <table:table-cell office:value-type="float" office:value="-1.00113807062543" calcext:value-type="float">
            <text:p>-1.00113807062543</text:p>
          </table:table-cell>
          <table:table-cell office:value-type="float" office:value="-0.0321863478754978" calcext:value-type="float">
            <text:p>-0.032186347875498</text:p>
          </table:table-cell>
          <table:table-cell office:value-type="float" office:value="0.190860852088074" calcext:value-type="float">
            <text:p>0.190860852088074</text:p>
          </table:table-cell>
          <table:table-cell office:value-type="float" office:value="1.01967703823561" calcext:value-type="float">
            <text:p>1.01967703823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3874" calcext:value-type="float">
            <text:p>1658852985.93874</text:p>
          </table:table-cell>
          <table:table-cell office:value-type="float" office:value="-0.999598874700064" calcext:value-type="float">
            <text:p>-0.999598874700064</text:p>
          </table:table-cell>
          <table:table-cell office:value-type="float" office:value="-0.0321867879406348" calcext:value-type="float">
            <text:p>-0.032186787940635</text:p>
          </table:table-cell>
          <table:table-cell office:value-type="float" office:value="0.19449047540097" calcext:value-type="float">
            <text:p>0.19449047540097</text:p>
          </table:table-cell>
          <table:table-cell office:value-type="float" office:value="1.01885251368452" calcext:value-type="float">
            <text:p>1.01885251368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4311" calcext:value-type="float">
            <text:p>1658852985.94311</text:p>
          </table:table-cell>
          <table:table-cell office:value-type="float" office:value="-0.998030621832329" calcext:value-type="float">
            <text:p>-0.998030621832329</text:p>
          </table:table-cell>
          <table:table-cell office:value-type="float" office:value="-0.0321863994522843" calcext:value-type="float">
            <text:p>-0.032186399452284</text:p>
          </table:table-cell>
          <table:table-cell office:value-type="float" office:value="0.198117753642494" calcext:value-type="float">
            <text:p>0.198117753642494</text:p>
          </table:table-cell>
          <table:table-cell office:value-type="float" office:value="1.01801362011177" calcext:value-type="float">
            <text:p>1.01801362011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4795" calcext:value-type="float">
            <text:p>1658852985.94795</text:p>
          </table:table-cell>
          <table:table-cell office:value-type="float" office:value="-0.994923230352675" calcext:value-type="float">
            <text:p>-0.994923230352675</text:p>
          </table:table-cell>
          <table:table-cell office:value-type="float" office:value="-0.0321821843005906" calcext:value-type="float">
            <text:p>-0.032182184300591</text:p>
          </table:table-cell>
          <table:table-cell office:value-type="float" office:value="0.205141828073803" calcext:value-type="float">
            <text:p>0.205141828073803</text:p>
          </table:table-cell>
          <table:table-cell office:value-type="float" office:value="1.01636169590713" calcext:value-type="float">
            <text:p>1.0163616959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5232" calcext:value-type="float">
            <text:p>1658852985.95232</text:p>
          </table:table-cell>
          <table:table-cell office:value-type="float" office:value="-0.993419439610796" calcext:value-type="float">
            <text:p>-0.993419439610796</text:p>
          </table:table-cell>
          <table:table-cell office:value-type="float" office:value="-0.0321811042144928" calcext:value-type="float">
            <text:p>-0.032181104214493</text:p>
          </table:table-cell>
          <table:table-cell office:value-type="float" office:value="0.208473341713661" calcext:value-type="float">
            <text:p>0.208473341713661</text:p>
          </table:table-cell>
          <table:table-cell office:value-type="float" office:value="1.0155682845926" calcext:value-type="float">
            <text:p>1.0155682845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5669" calcext:value-type="float">
            <text:p>1658852985.95669</text:p>
          </table:table-cell>
          <table:table-cell office:value-type="float" office:value="-0.991878432936364" calcext:value-type="float">
            <text:p>-0.991878432936364</text:p>
          </table:table-cell>
          <table:table-cell office:value-type="float" office:value="-0.0321814363372654" calcext:value-type="float">
            <text:p>-0.032181436337265</text:p>
          </table:table-cell>
          <table:table-cell office:value-type="float" office:value="0.211783676213763" calcext:value-type="float">
            <text:p>0.211783676213763</text:p>
          </table:table-cell>
          <table:table-cell office:value-type="float" office:value="1.01474666596133" calcext:value-type="float">
            <text:p>1.01474666596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6106" calcext:value-type="float">
            <text:p>1658852985.96106</text:p>
          </table:table-cell>
          <table:table-cell office:value-type="float" office:value="-0.990290415075318" calcext:value-type="float">
            <text:p>-0.990290415075318</text:p>
          </table:table-cell>
          <table:table-cell office:value-type="float" office:value="-0.0321813461669994" calcext:value-type="float">
            <text:p>-0.032181346167</text:p>
          </table:table-cell>
          <table:table-cell office:value-type="float" office:value="0.215087919278166" calcext:value-type="float">
            <text:p>0.215087919278166</text:p>
          </table:table-cell>
          <table:table-cell office:value-type="float" office:value="1.0138903087862" calcext:value-type="float">
            <text:p>1.013890308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6543" calcext:value-type="float">
            <text:p>1658852985.96543</text:p>
          </table:table-cell>
          <table:table-cell office:value-type="float" office:value="-0.988654471080931" calcext:value-type="float">
            <text:p>-0.988654471080931</text:p>
          </table:table-cell>
          <table:table-cell office:value-type="float" office:value="-0.0321833857821442" calcext:value-type="float">
            <text:p>-0.032183385782144</text:p>
          </table:table-cell>
          <table:table-cell office:value-type="float" office:value="0.218397386860326" calcext:value-type="float">
            <text:p>0.218397386860326</text:p>
          </table:table-cell>
          <table:table-cell office:value-type="float" office:value="1.01300091416352" calcext:value-type="float">
            <text:p>1.01300091416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698" calcext:value-type="float">
            <text:p>1658852985.9698</text:p>
          </table:table-cell>
          <table:table-cell office:value-type="float" office:value="-0.986970815685813" calcext:value-type="float">
            <text:p>-0.986970815685813</text:p>
          </table:table-cell>
          <table:table-cell office:value-type="float" office:value="-0.0321875082264401" calcext:value-type="float">
            <text:p>-0.03218750822644</text:p>
          </table:table-cell>
          <table:table-cell office:value-type="float" office:value="0.221715996953082" calcext:value-type="float">
            <text:p>0.221715996953082</text:p>
          </table:table-cell>
          <table:table-cell office:value-type="float" office:value="1.01207974488488" calcext:value-type="float">
            <text:p>1.01207974488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7416" calcext:value-type="float">
            <text:p>1658852985.97416</text:p>
          </table:table-cell>
          <table:table-cell office:value-type="float" office:value="-0.98524077337893" calcext:value-type="float">
            <text:p>-0.98524077337893</text:p>
          </table:table-cell>
          <table:table-cell office:value-type="float" office:value="-0.0321929724300343" calcext:value-type="float">
            <text:p>-0.032192972430034</text:p>
          </table:table-cell>
          <table:table-cell office:value-type="float" office:value="0.225044207680594" calcext:value-type="float">
            <text:p>0.225044207680594</text:p>
          </table:table-cell>
          <table:table-cell office:value-type="float" office:value="1.01112841143585" calcext:value-type="float">
            <text:p>1.0111284114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7852" calcext:value-type="float">
            <text:p>1658852985.97852</text:p>
          </table:table-cell>
          <table:table-cell office:value-type="float" office:value="-0.983465982721446" calcext:value-type="float">
            <text:p>-0.983465982721446</text:p>
          </table:table-cell>
          <table:table-cell office:value-type="float" office:value="-0.0321992617089866" calcext:value-type="float">
            <text:p>-0.032199261708987</text:p>
          </table:table-cell>
          <table:table-cell office:value-type="float" office:value="0.228380626813833" calcext:value-type="float">
            <text:p>0.228380626813833</text:p>
          </table:table-cell>
          <table:table-cell office:value-type="float" office:value="1.01014842589035" calcext:value-type="float">
            <text:p>1.01014842589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8288" calcext:value-type="float">
            <text:p>1658852985.98288</text:p>
          </table:table-cell>
          <table:table-cell office:value-type="float" office:value="-0.981648212503481" calcext:value-type="float">
            <text:p>-0.981648212503481</text:p>
          </table:table-cell>
          <table:table-cell office:value-type="float" office:value="-0.0322059563830516" calcext:value-type="float">
            <text:p>-0.032205956383052</text:p>
          </table:table-cell>
          <table:table-cell office:value-type="float" office:value="0.231723084842135" calcext:value-type="float">
            <text:p>0.231723084842135</text:p>
          </table:table-cell>
          <table:table-cell office:value-type="float" office:value="1.0091412313381" calcext:value-type="float">
            <text:p>1.009141231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8723" calcext:value-type="float">
            <text:p>1658852985.98723</text:p>
          </table:table-cell>
          <table:table-cell office:value-type="float" office:value="-0.979789055327825" calcext:value-type="float">
            <text:p>-0.979789055327825</text:p>
          </table:table-cell>
          <table:table-cell office:value-type="float" office:value="-0.0322127794929581" calcext:value-type="float">
            <text:p>-0.032212779492958</text:p>
          </table:table-cell>
          <table:table-cell office:value-type="float" office:value="0.235069099228704" calcext:value-type="float">
            <text:p>0.235069099228704</text:p>
          </table:table-cell>
          <table:table-cell office:value-type="float" office:value="1.00810799893417" calcext:value-type="float">
            <text:p>1.00810799893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9156" calcext:value-type="float">
            <text:p>1658852985.99156</text:p>
          </table:table-cell>
          <table:table-cell office:value-type="float" office:value="-0.977889862691512" calcext:value-type="float">
            <text:p>-0.977889862691512</text:p>
          </table:table-cell>
          <table:table-cell office:value-type="float" office:value="-0.0322191769687794" calcext:value-type="float">
            <text:p>-0.03221917696878</text:p>
          </table:table-cell>
          <table:table-cell office:value-type="float" office:value="0.238416026210829" calcext:value-type="float">
            <text:p>0.238416026210829</text:p>
          </table:table-cell>
          <table:table-cell office:value-type="float" office:value="1.00704958193404" calcext:value-type="float">
            <text:p>1.00704958193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5.99593" calcext:value-type="float">
            <text:p>1658852985.99593</text:p>
          </table:table-cell>
          <table:table-cell office:value-type="float" office:value="-0.975952053685376" calcext:value-type="float">
            <text:p>-0.975952053685376</text:p>
          </table:table-cell>
          <table:table-cell office:value-type="float" office:value="-0.0322248951348217" calcext:value-type="float">
            <text:p>-0.032224895134822</text:p>
          </table:table-cell>
          <table:table-cell office:value-type="float" office:value="0.241761099200321" calcext:value-type="float">
            <text:p>0.241761099200321</text:p>
          </table:table-cell>
          <table:table-cell office:value-type="float" office:value="1.00596684043049" calcext:value-type="float">
            <text:p>1.00596684043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0029" calcext:value-type="float">
            <text:p>1658852986.00029</text:p>
          </table:table-cell>
          <table:table-cell office:value-type="float" office:value="-0.973976986750759" calcext:value-type="float">
            <text:p>-0.973976986750759</text:p>
          </table:table-cell>
          <table:table-cell office:value-type="float" office:value="-0.0322305043604139" calcext:value-type="float">
            <text:p>-0.032230504360414</text:p>
          </table:table-cell>
          <table:table-cell office:value-type="float" office:value="0.245102065961756" calcext:value-type="float">
            <text:p>0.245102065961756</text:p>
          </table:table-cell>
          <table:table-cell office:value-type="float" office:value="1.00486068629942" calcext:value-type="float">
            <text:p>1.00486068629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0466" calcext:value-type="float">
            <text:p>1658852986.00466</text:p>
          </table:table-cell>
          <table:table-cell office:value-type="float" office:value="-0.971965317323162" calcext:value-type="float">
            <text:p>-0.971965317323162</text:p>
          </table:table-cell>
          <table:table-cell office:value-type="float" office:value="-0.032236181413663" calcext:value-type="float">
            <text:p>-0.032236181413663</text:p>
          </table:table-cell>
          <table:table-cell office:value-type="float" office:value="0.2484370211633" calcext:value-type="float">
            <text:p>0.2484370211633</text:p>
          </table:table-cell>
          <table:table-cell office:value-type="float" office:value="1.00373138984279" calcext:value-type="float">
            <text:p>1.00373138984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0902" calcext:value-type="float">
            <text:p>1658852986.00902</text:p>
          </table:table-cell>
          <table:table-cell office:value-type="float" office:value="-0.969917355148355" calcext:value-type="float">
            <text:p>-0.969917355148355</text:p>
          </table:table-cell>
          <table:table-cell office:value-type="float" office:value="-0.0322419440308259" calcext:value-type="float">
            <text:p>-0.032241944030826</text:p>
          </table:table-cell>
          <table:table-cell office:value-type="float" office:value="0.251764128049574" calcext:value-type="float">
            <text:p>0.251764128049574</text:p>
          </table:table-cell>
          <table:table-cell office:value-type="float" office:value="1.00257887218185" calcext:value-type="float">
            <text:p>1.0025788721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1339" calcext:value-type="float">
            <text:p>1658852986.01339</text:p>
          </table:table-cell>
          <table:table-cell office:value-type="float" office:value="-0.967833265450322" calcext:value-type="float">
            <text:p>-0.967833265450322</text:p>
          </table:table-cell>
          <table:table-cell office:value-type="float" office:value="-0.0322477785489257" calcext:value-type="float">
            <text:p>-0.032247778548926</text:p>
          </table:table-cell>
          <table:table-cell office:value-type="float" office:value="0.255081570952993" calcext:value-type="float">
            <text:p>0.255081570952993</text:p>
          </table:table-cell>
          <table:table-cell office:value-type="float" office:value="1.00140289433046" calcext:value-type="float">
            <text:p>1.00140289433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1777" calcext:value-type="float">
            <text:p>1658852986.01777</text:p>
          </table:table-cell>
          <table:table-cell office:value-type="float" office:value="-0.965713183892213" calcext:value-type="float">
            <text:p>-0.965713183892213</text:p>
          </table:table-cell>
          <table:table-cell office:value-type="float" office:value="-0.0322536155912776" calcext:value-type="float">
            <text:p>-0.032253615591278</text:p>
          </table:table-cell>
          <table:table-cell office:value-type="float" office:value="0.258387619722825" calcext:value-type="float">
            <text:p>0.258387619722825</text:p>
          </table:table-cell>
          <table:table-cell office:value-type="float" office:value="1.00020318500191" calcext:value-type="float">
            <text:p>1.00020318500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2214" calcext:value-type="float">
            <text:p>1658852986.02214</text:p>
          </table:table-cell>
          <table:table-cell office:value-type="float" office:value="-0.963557305865674" calcext:value-type="float">
            <text:p>-0.963557305865674</text:p>
          </table:table-cell>
          <table:table-cell office:value-type="float" office:value="-0.0322595135020213" calcext:value-type="float">
            <text:p>-0.032259513502021</text:p>
          </table:table-cell>
          <table:table-cell office:value-type="float" office:value="0.261680626383163" calcext:value-type="float">
            <text:p>0.261680626383163</text:p>
          </table:table-cell>
          <table:table-cell office:value-type="float" office:value="0.998979533385338" calcext:value-type="float">
            <text:p>0.998979533385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2704" calcext:value-type="float">
            <text:p>1658852986.02704</text:p>
          </table:table-cell>
          <table:table-cell office:value-type="float" office:value="-0.959295752114156" calcext:value-type="float">
            <text:p>-0.959295752114156</text:p>
          </table:table-cell>
          <table:table-cell office:value-type="float" office:value="-0.0322735421049997" calcext:value-type="float">
            <text:p>-0.032273542105</text:p>
          </table:table-cell>
          <table:table-cell office:value-type="float" office:value="0.267997230998174" calcext:value-type="float">
            <text:p>0.267997230998174</text:p>
          </table:table-cell>
          <table:table-cell office:value-type="float" office:value="0.996550268359281" calcext:value-type="float">
            <text:p>0.996550268359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3138" calcext:value-type="float">
            <text:p>1658852986.03138</text:p>
          </table:table-cell>
          <table:table-cell office:value-type="float" office:value="-0.957230181088149" calcext:value-type="float">
            <text:p>-0.957230181088149</text:p>
          </table:table-cell>
          <table:table-cell office:value-type="float" office:value="-0.0322861545379391" calcext:value-type="float">
            <text:p>-0.032286154537939</text:p>
          </table:table-cell>
          <table:table-cell office:value-type="float" office:value="0.270983823883967" calcext:value-type="float">
            <text:p>0.270983823883967</text:p>
          </table:table-cell>
          <table:table-cell office:value-type="float" office:value="0.995371412171193" calcext:value-type="float">
            <text:p>0.995371412171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3571" calcext:value-type="float">
            <text:p>1658852986.03571</text:p>
          </table:table-cell>
          <table:table-cell office:value-type="float" office:value="-0.955132821299726" calcext:value-type="float">
            <text:p>-0.955132821299726</text:p>
          </table:table-cell>
          <table:table-cell office:value-type="float" office:value="-0.032294640611955" calcext:value-type="float">
            <text:p>-0.032294640611955</text:p>
          </table:table-cell>
          <table:table-cell office:value-type="float" office:value="0.27395157390478" calcext:value-type="float">
            <text:p>0.27395157390478</text:p>
          </table:table-cell>
          <table:table-cell office:value-type="float" office:value="0.994168554612917" calcext:value-type="float">
            <text:p>0.994168554612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4008" calcext:value-type="float">
            <text:p>1658852986.04008</text:p>
          </table:table-cell>
          <table:table-cell office:value-type="float" office:value="-0.952990745196414" calcext:value-type="float">
            <text:p>-0.952990745196414</text:p>
          </table:table-cell>
          <table:table-cell office:value-type="float" office:value="-0.0323017982568181" calcext:value-type="float">
            <text:p>-0.032301798256818</text:p>
          </table:table-cell>
          <table:table-cell office:value-type="float" office:value="0.276912338397079" calcext:value-type="float">
            <text:p>0.276912338397079</text:p>
          </table:table-cell>
          <table:table-cell office:value-type="float" office:value="0.992932631026485" calcext:value-type="float">
            <text:p>0.992932631026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4444" calcext:value-type="float">
            <text:p>1658852986.04444</text:p>
          </table:table-cell>
          <table:table-cell office:value-type="float" office:value="-0.950803999059855" calcext:value-type="float">
            <text:p>-0.950803999059855</text:p>
          </table:table-cell>
          <table:table-cell office:value-type="float" office:value="-0.0323094152928861" calcext:value-type="float">
            <text:p>-0.032309415292886</text:p>
          </table:table-cell>
          <table:table-cell office:value-type="float" office:value="0.279874685487886" calcext:value-type="float">
            <text:p>0.279874685487886</text:p>
          </table:table-cell>
          <table:table-cell office:value-type="float" office:value="0.991666265697146" calcext:value-type="float">
            <text:p>0.991666265697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4878" calcext:value-type="float">
            <text:p>1658852986.04878</text:p>
          </table:table-cell>
          <table:table-cell office:value-type="float" office:value="-0.94857207008913" calcext:value-type="float">
            <text:p>-0.94857207008913</text:p>
          </table:table-cell>
          <table:table-cell office:value-type="float" office:value="-0.032317228413069" calcext:value-type="float">
            <text:p>-0.032317228413069</text:p>
          </table:table-cell>
          <table:table-cell office:value-type="float" office:value="0.282840629776117" calcext:value-type="float">
            <text:p>0.282840629776117</text:p>
          </table:table-cell>
          <table:table-cell office:value-type="float" office:value="0.990369727555133" calcext:value-type="float">
            <text:p>0.990369727555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5316" calcext:value-type="float">
            <text:p>1658852986.05316</text:p>
          </table:table-cell>
          <table:table-cell office:value-type="float" office:value="-0.946294829020842" calcext:value-type="float">
            <text:p>-0.946294829020842</text:p>
          </table:table-cell>
          <table:table-cell office:value-type="float" office:value="-0.0323250313590794" calcext:value-type="float">
            <text:p>-0.03232503135908</text:p>
          </table:table-cell>
          <table:table-cell office:value-type="float" office:value="0.285809147218781" calcext:value-type="float">
            <text:p>0.285809147218781</text:p>
          </table:table-cell>
          <table:table-cell office:value-type="float" office:value="0.989042809850957" calcext:value-type="float">
            <text:p>0.989042809850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5753" calcext:value-type="float">
            <text:p>1658852986.05753</text:p>
          </table:table-cell>
          <table:table-cell office:value-type="float" office:value="-0.943972718987784" calcext:value-type="float">
            <text:p>-0.943972718987784</text:p>
          </table:table-cell>
          <table:table-cell office:value-type="float" office:value="-0.0323327365338384" calcext:value-type="float">
            <text:p>-0.032332736533839</text:p>
          </table:table-cell>
          <table:table-cell office:value-type="float" office:value="0.288777914674784" calcext:value-type="float">
            <text:p>0.288777914674784</text:p>
          </table:table-cell>
          <table:table-cell office:value-type="float" office:value="0.987685468177432" calcext:value-type="float">
            <text:p>0.98768546817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6189" calcext:value-type="float">
            <text:p>1658852986.06189</text:p>
          </table:table-cell>
          <table:table-cell office:value-type="float" office:value="-0.941606464120464" calcext:value-type="float">
            <text:p>-0.941606464120464</text:p>
          </table:table-cell>
          <table:table-cell office:value-type="float" office:value="-0.0323397925553711" calcext:value-type="float">
            <text:p>-0.032339792555371</text:p>
          </table:table-cell>
          <table:table-cell office:value-type="float" office:value="0.291743995808389" calcext:value-type="float">
            <text:p>0.291743995808389</text:p>
          </table:table-cell>
          <table:table-cell office:value-type="float" office:value="0.986297700771026" calcext:value-type="float">
            <text:p>0.986297700771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6626" calcext:value-type="float">
            <text:p>1658852986.06626</text:p>
          </table:table-cell>
          <table:table-cell office:value-type="float" office:value="-0.939197211469056" calcext:value-type="float">
            <text:p>-0.939197211469056</text:p>
          </table:table-cell>
          <table:table-cell office:value-type="float" office:value="-0.0323461165559513" calcext:value-type="float">
            <text:p>-0.032346116555951</text:p>
          </table:table-cell>
          <table:table-cell office:value-type="float" office:value="0.294704183931176" calcext:value-type="float">
            <text:p>0.294704183931176</text:p>
          </table:table-cell>
          <table:table-cell office:value-type="float" office:value="0.984879804501058" calcext:value-type="float">
            <text:p>0.984879804501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706" calcext:value-type="float">
            <text:p>1658852986.0706</text:p>
          </table:table-cell>
          <table:table-cell office:value-type="float" office:value="-0.93674640898848" calcext:value-type="float">
            <text:p>-0.93674640898848</text:p>
          </table:table-cell>
          <table:table-cell office:value-type="float" office:value="-0.0323524657790655" calcext:value-type="float">
            <text:p>-0.032352465779066</text:p>
          </table:table-cell>
          <table:table-cell office:value-type="float" office:value="0.297655962015675" calcext:value-type="float">
            <text:p>0.297655962015675</text:p>
          </table:table-cell>
          <table:table-cell office:value-type="float" office:value="0.983432554127773" calcext:value-type="float">
            <text:p>0.98343255412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7496" calcext:value-type="float">
            <text:p>1658852986.07496</text:p>
          </table:table-cell>
          <table:table-cell office:value-type="float" office:value="-0.934254967708486" calcext:value-type="float">
            <text:p>-0.934254967708486</text:p>
          </table:table-cell>
          <table:table-cell office:value-type="float" office:value="-0.0323590862460086" calcext:value-type="float">
            <text:p>-0.032359086246009</text:p>
          </table:table-cell>
          <table:table-cell office:value-type="float" office:value="0.300597183627632" calcext:value-type="float">
            <text:p>0.300597183627632</text:p>
          </table:table-cell>
          <table:table-cell office:value-type="float" office:value="0.981956272934557" calcext:value-type="float">
            <text:p>0.98195627293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7929" calcext:value-type="float">
            <text:p>1658852986.07929</text:p>
          </table:table-cell>
          <table:table-cell office:value-type="float" office:value="-0.931723651880385" calcext:value-type="float">
            <text:p>-0.931723651880385</text:p>
          </table:table-cell>
          <table:table-cell office:value-type="float" office:value="-0.0323657099257014" calcext:value-type="float">
            <text:p>-0.032365709925701</text:p>
          </table:table-cell>
          <table:table-cell office:value-type="float" office:value="0.303525972834212" calcext:value-type="float">
            <text:p>0.303525972834212</text:p>
          </table:table-cell>
          <table:table-cell office:value-type="float" office:value="0.980451181261602" calcext:value-type="float">
            <text:p>0.980451181261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8363" calcext:value-type="float">
            <text:p>1658852986.08363</text:p>
          </table:table-cell>
          <table:table-cell office:value-type="float" office:value="-0.92915359114122" calcext:value-type="float">
            <text:p>-0.92915359114122</text:p>
          </table:table-cell>
          <table:table-cell office:value-type="float" office:value="-0.032372198567297" calcext:value-type="float">
            <text:p>-0.032372198567297</text:p>
          </table:table-cell>
          <table:table-cell office:value-type="float" office:value="0.306440628304768" calcext:value-type="float">
            <text:p>0.306440628304768</text:p>
          </table:table-cell>
          <table:table-cell office:value-type="float" office:value="0.978917879010557" calcext:value-type="float">
            <text:p>0.978917879010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8799" calcext:value-type="float">
            <text:p>1658852986.08799</text:p>
          </table:table-cell>
          <table:table-cell office:value-type="float" office:value="-0.926546065953258" calcext:value-type="float">
            <text:p>-0.926546065953258</text:p>
          </table:table-cell>
          <table:table-cell office:value-type="float" office:value="-0.0323786205101421" calcext:value-type="float">
            <text:p>-0.032378620510142</text:p>
          </table:table-cell>
          <table:table-cell office:value-type="float" office:value="0.309339557509986" calcext:value-type="float">
            <text:p>0.309339557509986</text:p>
          </table:table-cell>
          <table:table-cell office:value-type="float" office:value="0.977357124719554" calcext:value-type="float">
            <text:p>0.97735712471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9236" calcext:value-type="float">
            <text:p>1658852986.09236</text:p>
          </table:table-cell>
          <table:table-cell office:value-type="float" office:value="-0.923902250846082" calcext:value-type="float">
            <text:p>-0.923902250846082</text:p>
          </table:table-cell>
          <table:table-cell office:value-type="float" office:value="-0.0323850053880318" calcext:value-type="float">
            <text:p>-0.032385005388032</text:p>
          </table:table-cell>
          <table:table-cell office:value-type="float" office:value="0.312221268014452" calcext:value-type="float">
            <text:p>0.312221268014452</text:p>
          </table:table-cell>
          <table:table-cell office:value-type="float" office:value="0.975769582377413" calcext:value-type="float">
            <text:p>0.975769582377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09672" calcext:value-type="float">
            <text:p>1658852986.09672</text:p>
          </table:table-cell>
          <table:table-cell office:value-type="float" office:value="-0.921223198561604" calcext:value-type="float">
            <text:p>-0.921223198561604</text:p>
          </table:table-cell>
          <table:table-cell office:value-type="float" office:value="-0.0323913542348701" calcext:value-type="float">
            <text:p>-0.03239135423487</text:p>
          </table:table-cell>
          <table:table-cell office:value-type="float" office:value="0.315084392367166" calcext:value-type="float">
            <text:p>0.315084392367166</text:p>
          </table:table-cell>
          <table:table-cell office:value-type="float" office:value="0.974155816956727" calcext:value-type="float">
            <text:p>0.974155816956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0108" calcext:value-type="float">
            <text:p>1658852986.10108</text:p>
          </table:table-cell>
          <table:table-cell office:value-type="float" office:value="-0.918509810085129" calcext:value-type="float">
            <text:p>-0.918509810085129</text:p>
          </table:table-cell>
          <table:table-cell office:value-type="float" office:value="-0.0323976816214667" calcext:value-type="float">
            <text:p>-0.032397681621467</text:p>
          </table:table-cell>
          <table:table-cell office:value-type="float" office:value="0.317927639686932" calcext:value-type="float">
            <text:p>0.317927639686932</text:p>
          </table:table-cell>
          <table:table-cell office:value-type="float" office:value="0.972516254400907" calcext:value-type="float">
            <text:p>0.972516254400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0545" calcext:value-type="float">
            <text:p>1658852986.10545</text:p>
          </table:table-cell>
          <table:table-cell office:value-type="float" office:value="-0.915762842395407" calcext:value-type="float">
            <text:p>-0.915762842395407</text:p>
          </table:table-cell>
          <table:table-cell office:value-type="float" office:value="-0.0324040121575042" calcext:value-type="float">
            <text:p>-0.032404012157504</text:p>
          </table:table-cell>
          <table:table-cell office:value-type="float" office:value="0.320749799446842" calcext:value-type="float">
            <text:p>0.320749799446842</text:p>
          </table:table-cell>
          <table:table-cell office:value-type="float" office:value="0.970851192181999" calcext:value-type="float">
            <text:p>0.970851192181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1034" calcext:value-type="float">
            <text:p>1658852986.11034</text:p>
          </table:table-cell>
          <table:table-cell office:value-type="float" office:value="-0.910337794365757" calcext:value-type="float">
            <text:p>-0.910337794365757</text:p>
          </table:table-cell>
          <table:table-cell office:value-type="float" office:value="-0.0324250534901885" calcext:value-type="float">
            <text:p>-0.032425053490189</text:p>
          </table:table-cell>
          <table:table-cell office:value-type="float" office:value="0.326104853301746" calcext:value-type="float">
            <text:p>0.326104853301746</text:p>
          </table:table-cell>
          <table:table-cell office:value-type="float" office:value="0.96752811808831" calcext:value-type="float">
            <text:p>0.96752811808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1473" calcext:value-type="float">
            <text:p>1658852986.11473</text:p>
          </table:table-cell>
          <table:table-cell office:value-type="float" office:value="-0.907713738584835" calcext:value-type="float">
            <text:p>-0.907713738584835</text:p>
          </table:table-cell>
          <table:table-cell office:value-type="float" office:value="-0.0324344642023296" calcext:value-type="float">
            <text:p>-0.03243446420233</text:p>
          </table:table-cell>
          <table:table-cell office:value-type="float" office:value="0.328617423544454" calcext:value-type="float">
            <text:p>0.328617423544454</text:p>
          </table:table-cell>
          <table:table-cell office:value-type="float" office:value="0.965911816234146" calcext:value-type="float">
            <text:p>0.96591181623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1909" calcext:value-type="float">
            <text:p>1658852986.11909</text:p>
          </table:table-cell>
          <table:table-cell office:value-type="float" office:value="-0.90506724752302" calcext:value-type="float">
            <text:p>-0.90506724752302</text:p>
          </table:table-cell>
          <table:table-cell office:value-type="float" office:value="-0.0324420090682346" calcext:value-type="float">
            <text:p>-0.032442009068235</text:p>
          </table:table-cell>
          <table:table-cell office:value-type="float" office:value="0.331120730379232" calcext:value-type="float">
            <text:p>0.331120730379232</text:p>
          </table:table-cell>
          <table:table-cell office:value-type="float" office:value="0.964282191362132" calcext:value-type="float">
            <text:p>0.964282191362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2343" calcext:value-type="float">
            <text:p>1658852986.12343</text:p>
          </table:table-cell>
          <table:table-cell office:value-type="float" office:value="-0.902385628572117" calcext:value-type="float">
            <text:p>-0.902385628572117</text:p>
          </table:table-cell>
          <table:table-cell office:value-type="float" office:value="-0.0324481573227712" calcext:value-type="float">
            <text:p>-0.032448157322771</text:p>
          </table:table-cell>
          <table:table-cell office:value-type="float" office:value="0.333616717069156" calcext:value-type="float">
            <text:p>0.333616717069156</text:p>
          </table:table-cell>
          <table:table-cell office:value-type="float" office:value="0.962628079517287" calcext:value-type="float">
            <text:p>0.962628079517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2776" calcext:value-type="float">
            <text:p>1658852986.12776</text:p>
          </table:table-cell>
          <table:table-cell office:value-type="float" office:value="-0.899665952130354" calcext:value-type="float">
            <text:p>-0.899665952130354</text:p>
          </table:table-cell>
          <table:table-cell office:value-type="float" office:value="-0.0324541192759883" calcext:value-type="float">
            <text:p>-0.032454119275988</text:p>
          </table:table-cell>
          <table:table-cell office:value-type="float" office:value="0.336109693653651" calcext:value-type="float">
            <text:p>0.336109693653651</text:p>
          </table:table-cell>
          <table:table-cell office:value-type="float" office:value="0.960948396870794" calcext:value-type="float">
            <text:p>0.960948396870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3213" calcext:value-type="float">
            <text:p>1658852986.13213</text:p>
          </table:table-cell>
          <table:table-cell office:value-type="float" office:value="-0.896907151088451" calcext:value-type="float">
            <text:p>-0.896907151088451</text:p>
          </table:table-cell>
          <table:table-cell office:value-type="float" office:value="-0.0324599797776766" calcext:value-type="float">
            <text:p>-0.032459979777677</text:p>
          </table:table-cell>
          <table:table-cell office:value-type="float" office:value="0.338599479833692" calcext:value-type="float">
            <text:p>0.338599479833692</text:p>
          </table:table-cell>
          <table:table-cell office:value-type="float" office:value="0.959242250791955" calcext:value-type="float">
            <text:p>0.959242250791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365" calcext:value-type="float">
            <text:p>1658852986.1365</text:p>
          </table:table-cell>
          <table:table-cell office:value-type="float" office:value="-0.894108254241314" calcext:value-type="float">
            <text:p>-0.894108254241314</text:p>
          </table:table-cell>
          <table:table-cell office:value-type="float" office:value="-0.0324653553847608" calcext:value-type="float">
            <text:p>-0.032465355384761</text:p>
          </table:table-cell>
          <table:table-cell office:value-type="float" office:value="0.341083894443403" calcext:value-type="float">
            <text:p>0.341083894443403</text:p>
          </table:table-cell>
          <table:table-cell office:value-type="float" office:value="0.957508116232644" calcext:value-type="float">
            <text:p>0.957508116232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4086" calcext:value-type="float">
            <text:p>1658852986.14086</text:p>
          </table:table-cell>
          <table:table-cell office:value-type="float" office:value="-0.891268734971407" calcext:value-type="float">
            <text:p>-0.891268734971407</text:p>
          </table:table-cell>
          <table:table-cell office:value-type="float" office:value="-0.0324703482698504" calcext:value-type="float">
            <text:p>-0.032470348269851</text:p>
          </table:table-cell>
          <table:table-cell office:value-type="float" office:value="0.343559958928985" calcext:value-type="float">
            <text:p>0.343559958928985</text:p>
          </table:table-cell>
          <table:table-cell office:value-type="float" office:value="0.955744592887443" calcext:value-type="float">
            <text:p>0.955744592887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4524" calcext:value-type="float">
            <text:p>1658852986.14524</text:p>
          </table:table-cell>
          <table:table-cell office:value-type="float" office:value="-0.888388512377125" calcext:value-type="float">
            <text:p>-0.888388512377125</text:p>
          </table:table-cell>
          <table:table-cell office:value-type="float" office:value="-0.0324749383565575" calcext:value-type="float">
            <text:p>-0.032474938356558</text:p>
          </table:table-cell>
          <table:table-cell office:value-type="float" office:value="0.346024756583149" calcext:value-type="float">
            <text:p>0.346024756583149</text:p>
          </table:table-cell>
          <table:table-cell office:value-type="float" office:value="0.953950681489001" calcext:value-type="float">
            <text:p>0.953950681489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496" calcext:value-type="float">
            <text:p>1658852986.1496</text:p>
          </table:table-cell>
          <table:table-cell office:value-type="float" office:value="-0.885467854628284" calcext:value-type="float">
            <text:p>-0.885467854628284</text:p>
          </table:table-cell>
          <table:table-cell office:value-type="float" office:value="-0.0324791801274799" calcext:value-type="float">
            <text:p>-0.03247918012748</text:p>
          </table:table-cell>
          <table:table-cell office:value-type="float" office:value="0.348475591132026" calcext:value-type="float">
            <text:p>0.348475591132026</text:p>
          </table:table-cell>
          <table:table-cell office:value-type="float" office:value="0.952125756576612" calcext:value-type="float">
            <text:p>0.952125756576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5397" calcext:value-type="float">
            <text:p>1658852986.15397</text:p>
          </table:table-cell>
          <table:table-cell office:value-type="float" office:value="-0.882507322047201" calcext:value-type="float">
            <text:p>-0.882507322047201</text:p>
          </table:table-cell>
          <table:table-cell office:value-type="float" office:value="-0.0324831691616034" calcext:value-type="float">
            <text:p>-0.032483169161604</text:p>
          </table:table-cell>
          <table:table-cell office:value-type="float" office:value="0.350910043619335" calcext:value-type="float">
            <text:p>0.350910043619335</text:p>
          </table:table-cell>
          <table:table-cell office:value-type="float" office:value="0.950269534636688" calcext:value-type="float">
            <text:p>0.95026953463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ING</text:p>
          </table:table-cell>
          <table:table-cell office:value-type="float" office:value="1658852986.15834" calcext:value-type="float">
            <text:p>1658852986.15834</text:p>
          </table:table-cell>
          <table:table-cell office:value-type="float" office:value="-0.879507756936258" calcext:value-type="float">
            <text:p>-0.879507756936258</text:p>
          </table:table-cell>
          <table:table-cell office:value-type="float" office:value="-0.0324864755844251" calcext:value-type="float">
            <text:p>-0.032486475584425</text:p>
          </table:table-cell>
          <table:table-cell office:value-type="float" office:value="0.353325809549118" calcext:value-type="float">
            <text:p>0.353325809549118</text:p>
          </table:table-cell>
          <table:table-cell office:value-type="float" office:value="0.948381987018145" calcext:value-type="float">
            <text:p>0.948381987018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6.16271" calcext:value-type="float">
            <text:p>1658852986.16271</text:p>
          </table:table-cell>
          <table:table-cell office:value-type="float" office:value="-0.876470418984472" calcext:value-type="float">
            <text:p>-0.876470418984472</text:p>
          </table:table-cell>
          <table:table-cell office:value-type="float" office:value="-0.0324892387674444" calcext:value-type="float">
            <text:p>-0.032489238767444</text:p>
          </table:table-cell>
          <table:table-cell office:value-type="float" office:value="0.355720432718376" calcext:value-type="float">
            <text:p>0.355720432718376</text:p>
          </table:table-cell>
          <table:table-cell office:value-type="float" office:value="0.946463402485195" calcext:value-type="float">
            <text:p>0.946463402485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6921" calcext:value-type="float">
            <text:p>1658852988.16921</text:p>
          </table:table-cell>
          <table:table-cell office:value-type="float" office:value="-0.845289247197429" calcext:value-type="float">
            <text:p>-0.845289247197429</text:p>
          </table:table-cell>
          <table:table-cell office:value-type="float" office:value="-0.0327795386759029" calcext:value-type="float">
            <text:p>-0.032779538675903</text:p>
          </table:table-cell>
          <table:table-cell office:value-type="float" office:value="0.373374899912675" calcext:value-type="float">
            <text:p>0.373374899912675</text:p>
          </table:table-cell>
          <table:table-cell office:value-type="float" office:value="0.924660600149158" calcext:value-type="float">
            <text:p>0.924660600149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7361" calcext:value-type="float">
            <text:p>1658852988.17361</text:p>
          </table:table-cell>
          <table:table-cell office:value-type="float" office:value="-0.845303882573357" calcext:value-type="float">
            <text:p>-0.845303882573357</text:p>
          </table:table-cell>
          <table:table-cell office:value-type="float" office:value="-0.0327790183072925" calcext:value-type="float">
            <text:p>-0.032779018307293</text:p>
          </table:table-cell>
          <table:table-cell office:value-type="float" office:value="0.373333487558849" calcext:value-type="float">
            <text:p>0.373333487558849</text:p>
          </table:table-cell>
          <table:table-cell office:value-type="float" office:value="0.92465723966648" calcext:value-type="float">
            <text:p>0.9246572396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7798" calcext:value-type="float">
            <text:p>1658852988.17798</text:p>
          </table:table-cell>
          <table:table-cell office:value-type="float" office:value="-0.845330184452631" calcext:value-type="float">
            <text:p>-0.845330184452631</text:p>
          </table:table-cell>
          <table:table-cell office:value-type="float" office:value="-0.0327785243499918" calcext:value-type="float">
            <text:p>-0.032778524349992</text:p>
          </table:table-cell>
          <table:table-cell office:value-type="float" office:value="0.373270389543598" calcext:value-type="float">
            <text:p>0.373270389543598</text:p>
          </table:table-cell>
          <table:table-cell office:value-type="float" office:value="0.924655793317336" calcext:value-type="float">
            <text:p>0.924655793317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8235" calcext:value-type="float">
            <text:p>1658852988.18235</text:p>
          </table:table-cell>
          <table:table-cell office:value-type="float" office:value="-0.845368288251382" calcext:value-type="float">
            <text:p>-0.845368288251382</text:p>
          </table:table-cell>
          <table:table-cell office:value-type="float" office:value="-0.0327794525442316" calcext:value-type="float">
            <text:p>-0.032779452544232</text:p>
          </table:table-cell>
          <table:table-cell office:value-type="float" office:value="0.373188350077056" calcext:value-type="float">
            <text:p>0.373188350077056</text:p>
          </table:table-cell>
          <table:table-cell office:value-type="float" office:value="0.924657547378167" calcext:value-type="float">
            <text:p>0.924657547378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8673" calcext:value-type="float">
            <text:p>1658852988.18673</text:p>
          </table:table-cell>
          <table:table-cell office:value-type="float" office:value="-0.845417769265792" calcext:value-type="float">
            <text:p>-0.845417769265792</text:p>
          </table:table-cell>
          <table:table-cell office:value-type="float" office:value="-0.0327819380898511" calcext:value-type="float">
            <text:p>-0.032781938089851</text:p>
          </table:table-cell>
          <table:table-cell office:value-type="float" office:value="0.373089885682874" calcext:value-type="float">
            <text:p>0.373089885682874</text:p>
          </table:table-cell>
          <table:table-cell office:value-type="float" office:value="0.924663140205196" calcext:value-type="float">
            <text:p>0.924663140205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9111" calcext:value-type="float">
            <text:p>1658852988.19111</text:p>
          </table:table-cell>
          <table:table-cell office:value-type="float" office:value="-0.845482295828977" calcext:value-type="float">
            <text:p>-0.845482295828977</text:p>
          </table:table-cell>
          <table:table-cell office:value-type="float" office:value="-0.0327914928470548" calcext:value-type="float">
            <text:p>-0.032791492847055</text:p>
          </table:table-cell>
          <table:table-cell office:value-type="float" office:value="0.372980280189087" calcext:value-type="float">
            <text:p>0.372980280189087</text:p>
          </table:table-cell>
          <table:table-cell office:value-type="float" office:value="0.924678259706211" calcext:value-type="float">
            <text:p>0.9246782597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9545" calcext:value-type="float">
            <text:p>1658852988.19545</text:p>
          </table:table-cell>
          <table:table-cell office:value-type="float" office:value="-0.845570316580185" calcext:value-type="float">
            <text:p>-0.845570316580185</text:p>
          </table:table-cell>
          <table:table-cell office:value-type="float" office:value="-0.0328087208129034" calcext:value-type="float">
            <text:p>-0.032808720812903</text:p>
          </table:table-cell>
          <table:table-cell office:value-type="float" office:value="0.372863813880826" calcext:value-type="float">
            <text:p>0.372863813880826</text:p>
          </table:table-cell>
          <table:table-cell office:value-type="float" office:value="0.924712385633851" calcext:value-type="float">
            <text:p>0.924712385633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1998" calcext:value-type="float">
            <text:p>1658852988.1998</text:p>
          </table:table-cell>
          <table:table-cell office:value-type="float" office:value="-0.845682717006815" calcext:value-type="float">
            <text:p>-0.845682717006815</text:p>
          </table:table-cell>
          <table:table-cell office:value-type="float" office:value="-0.0328312598413414" calcext:value-type="float">
            <text:p>-0.032831259841342</text:p>
          </table:table-cell>
          <table:table-cell office:value-type="float" office:value="0.372733977352994" calcext:value-type="float">
            <text:p>0.372733977352994</text:p>
          </table:table-cell>
          <table:table-cell office:value-type="float" office:value="0.924763627820743" calcext:value-type="float">
            <text:p>0.924763627820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0417" calcext:value-type="float">
            <text:p>1658852988.20417</text:p>
          </table:table-cell>
          <table:table-cell office:value-type="float" office:value="-0.845803930453213" calcext:value-type="float">
            <text:p>-0.845803930453213</text:p>
          </table:table-cell>
          <table:table-cell office:value-type="float" office:value="-0.032862485679854" calcext:value-type="float">
            <text:p>-0.032862485679854</text:p>
          </table:table-cell>
          <table:table-cell office:value-type="float" office:value="0.37259148888351" calcext:value-type="float">
            <text:p>0.37259148888351</text:p>
          </table:table-cell>
          <table:table-cell office:value-type="float" office:value="0.924818170952319" calcext:value-type="float">
            <text:p>0.924818170952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0854" calcext:value-type="float">
            <text:p>1658852988.20854</text:p>
          </table:table-cell>
          <table:table-cell office:value-type="float" office:value="-0.845903465386086" calcext:value-type="float">
            <text:p>-0.845903465386086</text:p>
          </table:table-cell>
          <table:table-cell office:value-type="float" office:value="-0.0328690512194693" calcext:value-type="float">
            <text:p>-0.032869051219469</text:p>
          </table:table-cell>
          <table:table-cell office:value-type="float" office:value="0.372416511743548" calcext:value-type="float">
            <text:p>0.372416511743548</text:p>
          </table:table-cell>
          <table:table-cell office:value-type="float" office:value="0.924838961927691" calcext:value-type="float">
            <text:p>0.924838961927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1292" calcext:value-type="float">
            <text:p>1658852988.21292</text:p>
          </table:table-cell>
          <table:table-cell office:value-type="float" office:value="-0.846038799845062" calcext:value-type="float">
            <text:p>-0.846038799845062</text:p>
          </table:table-cell>
          <table:table-cell office:value-type="float" office:value="-0.0328717921589993" calcext:value-type="float">
            <text:p>-0.032871792158999</text:p>
          </table:table-cell>
          <table:table-cell office:value-type="float" office:value="0.372197627982411" calcext:value-type="float">
            <text:p>0.372197627982411</text:p>
          </table:table-cell>
          <table:table-cell office:value-type="float" office:value="0.924874737377312" calcext:value-type="float">
            <text:p>0.924874737377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1729" calcext:value-type="float">
            <text:p>1658852988.21729</text:p>
          </table:table-cell>
          <table:table-cell office:value-type="float" office:value="-0.84622632292347" calcext:value-type="float">
            <text:p>-0.84622632292347</text:p>
          </table:table-cell>
          <table:table-cell office:value-type="float" office:value="-0.0328725350688914" calcext:value-type="float">
            <text:p>-0.032872535068892</text:p>
          </table:table-cell>
          <table:table-cell office:value-type="float" office:value="0.371932589558527" calcext:value-type="float">
            <text:p>0.371932589558527</text:p>
          </table:table-cell>
          <table:table-cell office:value-type="float" office:value="0.92493969768096" calcext:value-type="float">
            <text:p>0.9249396976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2166" calcext:value-type="float">
            <text:p>1658852988.22166</text:p>
          </table:table-cell>
          <table:table-cell office:value-type="float" office:value="-0.846468909457823" calcext:value-type="float">
            <text:p>-0.846468909457823</text:p>
          </table:table-cell>
          <table:table-cell office:value-type="float" office:value="-0.032873679922033" calcext:value-type="float">
            <text:p>-0.032873679922033</text:p>
          </table:table-cell>
          <table:table-cell office:value-type="float" office:value="0.371627395566174" calcext:value-type="float">
            <text:p>0.371627395566174</text:p>
          </table:table-cell>
          <table:table-cell office:value-type="float" office:value="0.925039034119982" calcext:value-type="float">
            <text:p>0.925039034119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2603" calcext:value-type="float">
            <text:p>1658852988.22603</text:p>
          </table:table-cell>
          <table:table-cell office:value-type="float" office:value="-0.846767848052752" calcext:value-type="float">
            <text:p>-0.846767848052752</text:p>
          </table:table-cell>
          <table:table-cell office:value-type="float" office:value="-0.0328772496511414" calcext:value-type="float">
            <text:p>-0.032877249651142</text:p>
          </table:table-cell>
          <table:table-cell office:value-type="float" office:value="0.371278788883953" calcext:value-type="float">
            <text:p>0.371278788883953</text:p>
          </table:table-cell>
          <table:table-cell office:value-type="float" office:value="0.925172762847916" calcext:value-type="float">
            <text:p>0.92517276284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3041" calcext:value-type="float">
            <text:p>1658852988.23041</text:p>
          </table:table-cell>
          <table:table-cell office:value-type="float" office:value="-0.84711867236446" calcext:value-type="float">
            <text:p>-0.84711867236446</text:p>
          </table:table-cell>
          <table:table-cell office:value-type="float" office:value="-0.0328833291110897" calcext:value-type="float">
            <text:p>-0.03288332911109</text:p>
          </table:table-cell>
          <table:table-cell office:value-type="float" office:value="0.370880069046612" calcext:value-type="float">
            <text:p>0.370880069046612</text:p>
          </table:table-cell>
          <table:table-cell office:value-type="float" office:value="0.925334201258104" calcext:value-type="float">
            <text:p>0.925334201258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348" calcext:value-type="float">
            <text:p>1658852988.2348</text:p>
          </table:table-cell>
          <table:table-cell office:value-type="float" office:value="-0.847515311824703" calcext:value-type="float">
            <text:p>-0.847515311824703</text:p>
          </table:table-cell>
          <table:table-cell office:value-type="float" office:value="-0.032892081599757" calcext:value-type="float">
            <text:p>-0.032892081599757</text:p>
          </table:table-cell>
          <table:table-cell office:value-type="float" office:value="0.370427983162238" calcext:value-type="float">
            <text:p>0.370427983162238</text:p>
          </table:table-cell>
          <table:table-cell office:value-type="float" office:value="0.925516603589008" calcext:value-type="float">
            <text:p>0.925516603589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3963" calcext:value-type="float">
            <text:p>1658852988.23963</text:p>
          </table:table-cell>
          <table:table-cell office:value-type="float" office:value="-0.848424766994567" calcext:value-type="float">
            <text:p>-0.848424766994567</text:p>
          </table:table-cell>
          <table:table-cell office:value-type="float" office:value="-0.0329183593351011" calcext:value-type="float">
            <text:p>-0.032918359335101</text:p>
          </table:table-cell>
          <table:table-cell office:value-type="float" office:value="0.369345234429316" calcext:value-type="float">
            <text:p>0.369345234429316</text:p>
          </table:table-cell>
          <table:table-cell office:value-type="float" office:value="0.925917980075312" calcext:value-type="float">
            <text:p>0.92591798007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44" calcext:value-type="float">
            <text:p>1658852988.244</text:p>
          </table:table-cell>
          <table:table-cell office:value-type="float" office:value="-0.848963172085717" calcext:value-type="float">
            <text:p>-0.848963172085717</text:p>
          </table:table-cell>
          <table:table-cell office:value-type="float" office:value="-0.0329304288182188" calcext:value-type="float">
            <text:p>-0.032930428818219</text:p>
          </table:table-cell>
          <table:table-cell office:value-type="float" office:value="0.368680787815397" calcext:value-type="float">
            <text:p>0.368680787815397</text:p>
          </table:table-cell>
          <table:table-cell office:value-type="float" office:value="0.926147074715553" calcext:value-type="float">
            <text:p>0.926147074715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4837" calcext:value-type="float">
            <text:p>1658852988.24837</text:p>
          </table:table-cell>
          <table:table-cell office:value-type="float" office:value="-0.849510586196417" calcext:value-type="float">
            <text:p>-0.849510586196417</text:p>
          </table:table-cell>
          <table:table-cell office:value-type="float" office:value="-0.032945193633219" calcext:value-type="float">
            <text:p>-0.032945193633219</text:p>
          </table:table-cell>
          <table:table-cell office:value-type="float" office:value="0.367901356007248" calcext:value-type="float">
            <text:p>0.367901356007248</text:p>
          </table:table-cell>
          <table:table-cell office:value-type="float" office:value="0.926339586542259" calcext:value-type="float">
            <text:p>0.926339586542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5275" calcext:value-type="float">
            <text:p>1658852988.25275</text:p>
          </table:table-cell>
          <table:table-cell office:value-type="float" office:value="-0.850078067231057" calcext:value-type="float">
            <text:p>-0.850078067231057</text:p>
          </table:table-cell>
          <table:table-cell office:value-type="float" office:value="-0.0329608817249259" calcext:value-type="float">
            <text:p>-0.032960881724926</text:p>
          </table:table-cell>
          <table:table-cell office:value-type="float" office:value="0.367008931801564" calcext:value-type="float">
            <text:p>0.367008931801564</text:p>
          </table:table-cell>
          <table:table-cell office:value-type="float" office:value="0.926506716723359" calcext:value-type="float">
            <text:p>0.926506716723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5712" calcext:value-type="float">
            <text:p>1658852988.25712</text:p>
          </table:table-cell>
          <table:table-cell office:value-type="float" office:value="-0.850674396872584" calcext:value-type="float">
            <text:p>-0.850674396872584</text:p>
          </table:table-cell>
          <table:table-cell office:value-type="float" office:value="-0.0329761347457036" calcext:value-type="float">
            <text:p>-0.032976134745704</text:p>
          </table:table-cell>
          <table:table-cell office:value-type="float" office:value="0.366005728439192" calcext:value-type="float">
            <text:p>0.366005728439192</text:p>
          </table:table-cell>
          <table:table-cell office:value-type="float" office:value="0.926657729805134" calcext:value-type="float">
            <text:p>0.926657729805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615" calcext:value-type="float">
            <text:p>1658852988.2615</text:p>
          </table:table-cell>
          <table:table-cell office:value-type="float" office:value="-0.851284401797595" calcext:value-type="float">
            <text:p>-0.851284401797595</text:p>
          </table:table-cell>
          <table:table-cell office:value-type="float" office:value="-0.0329920126578617" calcext:value-type="float">
            <text:p>-0.032992012657862</text:p>
          </table:table-cell>
          <table:table-cell office:value-type="float" office:value="0.364884993857423" calcext:value-type="float">
            <text:p>0.364884993857423</text:p>
          </table:table-cell>
          <table:table-cell office:value-type="float" office:value="0.926776491062132" calcext:value-type="float">
            <text:p>0.926776491062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6587" calcext:value-type="float">
            <text:p>1658852988.26587</text:p>
          </table:table-cell>
          <table:table-cell office:value-type="float" office:value="-0.851916146320434" calcext:value-type="float">
            <text:p>-0.851916146320434</text:p>
          </table:table-cell>
          <table:table-cell office:value-type="float" office:value="-0.0330073143719502" calcext:value-type="float">
            <text:p>-0.03300731437195</text:p>
          </table:table-cell>
          <table:table-cell office:value-type="float" office:value="0.363645384837443" calcext:value-type="float">
            <text:p>0.363645384837443</text:p>
          </table:table-cell>
          <table:table-cell office:value-type="float" office:value="0.926870308660861" calcext:value-type="float">
            <text:p>0.926870308660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7021" calcext:value-type="float">
            <text:p>1658852988.27021</text:p>
          </table:table-cell>
          <table:table-cell office:value-type="float" office:value="-0.852568450969198" calcext:value-type="float">
            <text:p>-0.852568450969198</text:p>
          </table:table-cell>
          <table:table-cell office:value-type="float" office:value="-0.0330216536159086" calcext:value-type="float">
            <text:p>-0.033021653615909</text:p>
          </table:table-cell>
          <table:table-cell office:value-type="float" office:value="0.36228356873177" calcext:value-type="float">
            <text:p>0.36228356873177</text:p>
          </table:table-cell>
          <table:table-cell office:value-type="float" office:value="0.926937310376799" calcext:value-type="float">
            <text:p>0.926937310376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7459" calcext:value-type="float">
            <text:p>1658852988.27459</text:p>
          </table:table-cell>
          <table:table-cell office:value-type="float" office:value="-0.853228155926056" calcext:value-type="float">
            <text:p>-0.853228155926056</text:p>
          </table:table-cell>
          <table:table-cell office:value-type="float" office:value="-0.0330357598575884" calcext:value-type="float">
            <text:p>-0.033035759857588</text:p>
          </table:table-cell>
          <table:table-cell office:value-type="float" office:value="0.360792594643785" calcext:value-type="float">
            <text:p>0.360792594643785</text:p>
          </table:table-cell>
          <table:table-cell office:value-type="float" office:value="0.926963291530005" calcext:value-type="float">
            <text:p>0.92696329153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7897" calcext:value-type="float">
            <text:p>1658852988.27897</text:p>
          </table:table-cell>
          <table:table-cell office:value-type="float" office:value="-0.853793628088381" calcext:value-type="float">
            <text:p>-0.853793628088381</text:p>
          </table:table-cell>
          <table:table-cell office:value-type="float" office:value="-0.0330544902801362" calcext:value-type="float">
            <text:p>-0.033054490280136</text:p>
          </table:table-cell>
          <table:table-cell office:value-type="float" office:value="0.359281803523625" calcext:value-type="float">
            <text:p>0.359281803523625</text:p>
          </table:table-cell>
          <table:table-cell office:value-type="float" office:value="0.926897822327353" calcext:value-type="float">
            <text:p>0.926897822327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8331" calcext:value-type="float">
            <text:p>1658852988.28331</text:p>
          </table:table-cell>
          <table:table-cell office:value-type="float" office:value="-0.854273943700127" calcext:value-type="float">
            <text:p>-0.854273943700127</text:p>
          </table:table-cell>
          <table:table-cell office:value-type="float" office:value="-0.0330769340914905" calcext:value-type="float">
            <text:p>-0.033076934091491</text:p>
          </table:table-cell>
          <table:table-cell office:value-type="float" office:value="0.357764798442797" calcext:value-type="float">
            <text:p>0.357764798442797</text:p>
          </table:table-cell>
          <table:table-cell office:value-type="float" office:value="0.926754393277246" calcext:value-type="float">
            <text:p>0.926754393277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8766" calcext:value-type="float">
            <text:p>1658852988.28766</text:p>
          </table:table-cell>
          <table:table-cell office:value-type="float" office:value="-0.854735623098762" calcext:value-type="float">
            <text:p>-0.854735623098762</text:p>
          </table:table-cell>
          <table:table-cell office:value-type="float" office:value="-0.0331000771738832" calcext:value-type="float">
            <text:p>-0.033100077173883</text:p>
          </table:table-cell>
          <table:table-cell office:value-type="float" office:value="0.356194790515162" calcext:value-type="float">
            <text:p>0.356194790515162</text:p>
          </table:table-cell>
          <table:table-cell office:value-type="float" office:value="0.926576132486201" calcext:value-type="float">
            <text:p>0.926576132486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9204" calcext:value-type="float">
            <text:p>1658852988.29204</text:p>
          </table:table-cell>
          <table:table-cell office:value-type="float" office:value="-0.855178190786047" calcext:value-type="float">
            <text:p>-0.855178190786047</text:p>
          </table:table-cell>
          <table:table-cell office:value-type="float" office:value="-0.033123815462621" calcext:value-type="float">
            <text:p>-0.033123815462621</text:p>
          </table:table-cell>
          <table:table-cell office:value-type="float" office:value="0.354572602178279" calcext:value-type="float">
            <text:p>0.354572602178279</text:p>
          </table:table-cell>
          <table:table-cell office:value-type="float" office:value="0.92636313363733" calcext:value-type="float">
            <text:p>0.92636313363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29641" calcext:value-type="float">
            <text:p>1658852988.29641</text:p>
          </table:table-cell>
          <table:table-cell office:value-type="float" office:value="-0.855601171886851" calcext:value-type="float">
            <text:p>-0.855601171886851</text:p>
          </table:table-cell>
          <table:table-cell office:value-type="float" office:value="-0.0331480876917453" calcext:value-type="float">
            <text:p>-0.033148087691745</text:p>
          </table:table-cell>
          <table:table-cell office:value-type="float" office:value="0.352899998357368" calcext:value-type="float">
            <text:p>0.352899998357368</text:p>
          </table:table-cell>
          <table:table-cell office:value-type="float" office:value="0.926115851226186" calcext:value-type="float">
            <text:p>0.926115851226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0079" calcext:value-type="float">
            <text:p>1658852988.30079</text:p>
          </table:table-cell>
          <table:table-cell office:value-type="float" office:value="-0.856004729473815" calcext:value-type="float">
            <text:p>-0.856004729473815</text:p>
          </table:table-cell>
          <table:table-cell office:value-type="float" office:value="-0.0331728445613767" calcext:value-type="float">
            <text:p>-0.033172844561377</text:p>
          </table:table-cell>
          <table:table-cell office:value-type="float" office:value="0.351177872150644" calcext:value-type="float">
            <text:p>0.351177872150644</text:p>
          </table:table-cell>
          <table:table-cell office:value-type="float" office:value="0.9258349919862" calcext:value-type="float">
            <text:p>0.9258349919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0516" calcext:value-type="float">
            <text:p>1658852988.30516</text:p>
          </table:table-cell>
          <table:table-cell office:value-type="float" office:value="-0.856389198224699" calcext:value-type="float">
            <text:p>-0.856389198224699</text:p>
          </table:table-cell>
          <table:table-cell office:value-type="float" office:value="-0.0331980579115262" calcext:value-type="float">
            <text:p>-0.033198057911526</text:p>
          </table:table-cell>
          <table:table-cell office:value-type="float" office:value="0.349406784277321" calcext:value-type="float">
            <text:p>0.349406784277321</text:p>
          </table:table-cell>
          <table:table-cell office:value-type="float" office:value="0.925521296774989" calcext:value-type="float">
            <text:p>0.925521296774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0953" calcext:value-type="float">
            <text:p>1658852988.30953</text:p>
          </table:table-cell>
          <table:table-cell office:value-type="float" office:value="-0.856755213545723" calcext:value-type="float">
            <text:p>-0.856755213545723</text:p>
          </table:table-cell>
          <table:table-cell office:value-type="float" office:value="-0.033223703036518" calcext:value-type="float">
            <text:p>-0.033223703036518</text:p>
          </table:table-cell>
          <table:table-cell office:value-type="float" office:value="0.347587292607393" calcext:value-type="float">
            <text:p>0.347587292607393</text:p>
          </table:table-cell>
          <table:table-cell office:value-type="float" office:value="0.92517578673643" calcext:value-type="float">
            <text:p>0.92517578673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139" calcext:value-type="float">
            <text:p>1658852988.3139</text:p>
          </table:table-cell>
          <table:table-cell office:value-type="float" office:value="-0.857104466440615" calcext:value-type="float">
            <text:p>-0.857104466440615</text:p>
          </table:table-cell>
          <table:table-cell office:value-type="float" office:value="-0.0332497040156173" calcext:value-type="float">
            <text:p>-0.033249704015617</text:p>
          </table:table-cell>
          <table:table-cell office:value-type="float" office:value="0.345720357905575" calcext:value-type="float">
            <text:p>0.345720357905575</text:p>
          </table:table-cell>
          <table:table-cell office:value-type="float" office:value="0.924800613689208" calcext:value-type="float">
            <text:p>0.924800613689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1869" calcext:value-type="float">
            <text:p>1658852988.31869</text:p>
          </table:table-cell>
          <table:table-cell office:value-type="float" office:value="-0.8577610075159" calcext:value-type="float">
            <text:p>-0.8577610075159</text:p>
          </table:table-cell>
          <table:table-cell office:value-type="float" office:value="-0.0333022298429389" calcext:value-type="float">
            <text:p>-0.033302229842939</text:p>
          </table:table-cell>
          <table:table-cell office:value-type="float" office:value="0.341848635152836" calcext:value-type="float">
            <text:p>0.341848635152836</text:p>
          </table:table-cell>
          <table:table-cell office:value-type="float" office:value="0.923971576339371" calcext:value-type="float">
            <text:p>0.923971576339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2306" calcext:value-type="float">
            <text:p>1658852988.32306</text:p>
          </table:table-cell>
          <table:table-cell office:value-type="float" office:value="-0.858043789201475" calcext:value-type="float">
            <text:p>-0.858043789201475</text:p>
          </table:table-cell>
          <table:table-cell office:value-type="float" office:value="-0.0333300567196232" calcext:value-type="float">
            <text:p>-0.033330056719623</text:p>
          </table:table-cell>
          <table:table-cell office:value-type="float" office:value="0.339722001015542" calcext:value-type="float">
            <text:p>0.339722001015542</text:p>
          </table:table-cell>
          <table:table-cell office:value-type="float" office:value="0.923450634761904" calcext:value-type="float">
            <text:p>0.92345063476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274" calcext:value-type="float">
            <text:p>1658852988.3274</text:p>
          </table:table-cell>
          <table:table-cell office:value-type="float" office:value="-0.858326499488071" calcext:value-type="float">
            <text:p>-0.858326499488071</text:p>
          </table:table-cell>
          <table:table-cell office:value-type="float" office:value="-0.0333578765703554" calcext:value-type="float">
            <text:p>-0.033357876570356</text:p>
          </table:table-cell>
          <table:table-cell office:value-type="float" office:value="0.337425764938934" calcext:value-type="float">
            <text:p>0.337425764938934</text:p>
          </table:table-cell>
          <table:table-cell office:value-type="float" office:value="0.922872295877037" calcext:value-type="float">
            <text:p>0.92287229587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3175" calcext:value-type="float">
            <text:p>1658852988.33175</text:p>
          </table:table-cell>
          <table:table-cell office:value-type="float" office:value="-0.858609136491548" calcext:value-type="float">
            <text:p>-0.858609136491548</text:p>
          </table:table-cell>
          <table:table-cell office:value-type="float" office:value="-0.0333856892097284" calcext:value-type="float">
            <text:p>-0.033385689209729</text:p>
          </table:table-cell>
          <table:table-cell office:value-type="float" office:value="0.334959985195292" calcext:value-type="float">
            <text:p>0.334959985195292</text:p>
          </table:table-cell>
          <table:table-cell office:value-type="float" office:value="0.922237737892351" calcext:value-type="float">
            <text:p>0.922237737892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3612" calcext:value-type="float">
            <text:p>1658852988.33612</text:p>
          </table:table-cell>
          <table:table-cell office:value-type="float" office:value="-0.85889169832774" calcext:value-type="float">
            <text:p>-0.85889169832774</text:p>
          </table:table-cell>
          <table:table-cell office:value-type="float" office:value="-0.0334134944523326" calcext:value-type="float">
            <text:p>-0.033413494452333</text:p>
          </table:table-cell>
          <table:table-cell office:value-type="float" office:value="0.332324722336658" calcext:value-type="float">
            <text:p>0.332324722336658</text:p>
          </table:table-cell>
          <table:table-cell office:value-type="float" office:value="0.921548225620321" calcext:value-type="float">
            <text:p>0.921548225620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4049" calcext:value-type="float">
            <text:p>1658852988.34049</text:p>
          </table:table-cell>
          <table:table-cell office:value-type="float" office:value="-0.85917418311293" calcext:value-type="float">
            <text:p>-0.85917418311293</text:p>
          </table:table-cell>
          <table:table-cell office:value-type="float" office:value="-0.0334412921128024" calcext:value-type="float">
            <text:p>-0.033441292112802</text:p>
          </table:table-cell>
          <table:table-cell office:value-type="float" office:value="0.329520039191642" calcext:value-type="float">
            <text:p>0.329520039191642</text:p>
          </table:table-cell>
          <table:table-cell office:value-type="float" office:value="0.92080511139698" calcext:value-type="float">
            <text:p>0.92080511139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4486" calcext:value-type="float">
            <text:p>1658852988.34486</text:p>
          </table:table-cell>
          <table:table-cell office:value-type="float" office:value="-0.859456588964225" calcext:value-type="float">
            <text:p>-0.859456588964225</text:p>
          </table:table-cell>
          <table:table-cell office:value-type="float" office:value="-0.0334690820058535" calcext:value-type="float">
            <text:p>-0.033469082005854</text:p>
          </table:table-cell>
          <table:table-cell office:value-type="float" office:value="0.326546000862115" calcext:value-type="float">
            <text:p>0.326546000862115</text:p>
          </table:table-cell>
          <table:table-cell office:value-type="float" office:value="0.92000983605795" calcext:value-type="float">
            <text:p>0.92000983605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4923" calcext:value-type="float">
            <text:p>1658852988.34923</text:p>
          </table:table-cell>
          <table:table-cell office:value-type="float" office:value="-0.859738913999865" calcext:value-type="float">
            <text:p>-0.859738913999865</text:p>
          </table:table-cell>
          <table:table-cell office:value-type="float" office:value="-0.0334968639463129" calcext:value-type="float">
            <text:p>-0.033496863946313</text:p>
          </table:table-cell>
          <table:table-cell office:value-type="float" office:value="0.323402674719752" calcext:value-type="float">
            <text:p>0.323402674719752</text:p>
          </table:table-cell>
          <table:table-cell office:value-type="float" office:value="0.919163929968858" calcext:value-type="float">
            <text:p>0.919163929968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5361" calcext:value-type="float">
            <text:p>1658852988.35361</text:p>
          </table:table-cell>
          <table:table-cell office:value-type="float" office:value="-0.860021156339473" calcext:value-type="float">
            <text:p>-0.860021156339473</text:p>
          </table:table-cell>
          <table:table-cell office:value-type="float" office:value="-0.0335246377491438" calcext:value-type="float">
            <text:p>-0.033524637749144</text:p>
          </table:table-cell>
          <table:table-cell office:value-type="float" office:value="0.320090130402461" calcext:value-type="float">
            <text:p>0.320090130402461</text:p>
          </table:table-cell>
          <table:table-cell office:value-type="float" office:value="0.918269014106846" calcext:value-type="float">
            <text:p>0.918269014106846</text:p>
          </table:table-cell>
          <table:table-cell table:number-columns-repeated="3"/>
          <table:table-cell office:value-type="float" office:value="0.946463402485195" calcext:value-type="float">
            <text:p>0.946463402485195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5799" calcext:value-type="float">
            <text:p>1658852988.35799</text:p>
          </table:table-cell>
          <table:table-cell office:value-type="float" office:value="-0.860303314104269" calcext:value-type="float">
            <text:p>-0.860303314104269</text:p>
          </table:table-cell>
          <table:table-cell office:value-type="float" office:value="-0.0335524032294667" calcext:value-type="float">
            <text:p>-0.033552403229467</text:p>
          </table:table-cell>
          <table:table-cell office:value-type="float" office:value="0.316608439810677" calcext:value-type="float">
            <text:p>0.316608439810677</text:p>
          </table:table-cell>
          <table:table-cell office:value-type="float" office:value="0.917326801189528" calcext:value-type="float">
            <text:p>0.917326801189528</text:p>
          </table:table-cell>
          <table:table-cell table:number-columns-repeated="3"/>
          <table:table-cell office:value-type="float" office:value="0.924660600149158" calcext:value-type="float">
            <text:p>0.92466060014915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6236" calcext:value-type="float">
            <text:p>1658852988.36236</text:p>
          </table:table-cell>
          <table:table-cell office:value-type="float" office:value="-0.86058538541726" calcext:value-type="float">
            <text:p>-0.86058538541726</text:p>
          </table:table-cell>
          <table:table-cell office:value-type="float" office:value="-0.0335801602025777" calcext:value-type="float">
            <text:p>-0.033580160202578</text:p>
          </table:table-cell>
          <table:table-cell office:value-type="float" office:value="0.312957677103543" calcext:value-type="float">
            <text:p>0.312957677103543</text:p>
          </table:table-cell>
          <table:table-cell office:value-type="float" office:value="0.916339096847368" calcext:value-type="float">
            <text:p>0.916339096847368</text:p>
          </table:table-cell>
          <table:table-cell table:number-columns-repeated="3"/>
          <table:table-cell office:value-type="float" office:value="0.92465723966648" calcext:value-type="float">
            <text:p>0.9246572396664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6673" calcext:value-type="float">
            <text:p>1658852988.36673</text:p>
          </table:table-cell>
          <table:table-cell office:value-type="float" office:value="-0.860867368403398" calcext:value-type="float">
            <text:p>-0.860867368403398</text:p>
          </table:table-cell>
          <table:table-cell office:value-type="float" office:value="-0.0336079084839644" calcext:value-type="float">
            <text:p>-0.033607908483965</text:p>
          </table:table-cell>
          <table:table-cell office:value-type="float" office:value="0.30913791869496" calcext:value-type="float">
            <text:p>0.30913791869496</text:p>
          </table:table-cell>
          <table:table-cell office:value-type="float" office:value="0.915307800835058" calcext:value-type="float">
            <text:p>0.915307800835058</text:p>
          </table:table-cell>
          <table:table-cell table:number-columns-repeated="3"/>
          <table:table-cell office:value-type="float" office:value="0.924655793317336" calcext:value-type="float">
            <text:p>0.92465579331733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7111" calcext:value-type="float">
            <text:p>1658852988.37111</text:p>
          </table:table-cell>
          <table:table-cell office:value-type="float" office:value="-0.861149261189725" calcext:value-type="float">
            <text:p>-0.861149261189725</text:p>
          </table:table-cell>
          <table:table-cell office:value-type="float" office:value="-0.0336356478893201" calcext:value-type="float">
            <text:p>-0.03363564788932</text:p>
          </table:table-cell>
          <table:table-cell office:value-type="float" office:value="0.305149243249518" calcext:value-type="float">
            <text:p>0.305149243249518</text:p>
          </table:table-cell>
          <table:table-cell office:value-type="float" office:value="0.914234908277023" calcext:value-type="float">
            <text:p>0.914234908277023</text:p>
          </table:table-cell>
          <table:table-cell table:number-columns-repeated="3"/>
          <table:table-cell office:value-type="float" office:value="0.924657547378167" calcext:value-type="float">
            <text:p>0.924657547378167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7545" calcext:value-type="float">
            <text:p>1658852988.37545</text:p>
          </table:table-cell>
          <table:table-cell office:value-type="float" office:value="-0.861431061905506" calcext:value-type="float">
            <text:p>-0.861431061905506</text:p>
          </table:table-cell>
          <table:table-cell office:value-type="float" office:value="-0.0336633782345568" calcext:value-type="float">
            <text:p>-0.033663378234557</text:p>
          </table:table-cell>
          <table:table-cell office:value-type="float" office:value="0.300991731678314" calcext:value-type="float">
            <text:p>0.300991731678314</text:p>
          </table:table-cell>
          <table:table-cell office:value-type="float" office:value="0.913122510941725" calcext:value-type="float">
            <text:p>0.913122510941725</text:p>
          </table:table-cell>
          <table:table-cell table:number-columns-repeated="3"/>
          <table:table-cell office:value-type="float" office:value="0.924663140205196" calcext:value-type="float">
            <text:p>0.92466314020519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7982" calcext:value-type="float">
            <text:p>1658852988.37982</text:p>
          </table:table-cell>
          <table:table-cell office:value-type="float" office:value="-0.861712768682344" calcext:value-type="float">
            <text:p>-0.861712768682344</text:p>
          </table:table-cell>
          <table:table-cell office:value-type="float" office:value="-0.0336910993358165" calcext:value-type="float">
            <text:p>-0.033691099335817</text:p>
          </table:table-cell>
          <table:table-cell office:value-type="float" office:value="0.296665467134641" calcext:value-type="float">
            <text:p>0.296665467134641</text:p>
          </table:table-cell>
          <table:table-cell office:value-type="float" office:value="0.911972798538894" calcext:value-type="float">
            <text:p>0.911972798538894</text:p>
          </table:table-cell>
          <table:table-cell table:number-columns-repeated="3"/>
          <table:table-cell office:value-type="float" office:value="0.924678259706211" calcext:value-type="float">
            <text:p>0.92467825970621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842" calcext:value-type="float">
            <text:p>1658852988.3842</text:p>
          </table:table-cell>
          <table:table-cell office:value-type="float" office:value="-0.861994379654295" calcext:value-type="float">
            <text:p>-0.861994379654295</text:p>
          </table:table-cell>
          <table:table-cell office:value-type="float" office:value="-0.0337188110094827" calcext:value-type="float">
            <text:p>-0.033718811009483</text:p>
          </table:table-cell>
          <table:table-cell office:value-type="float" office:value="0.292170535009564" calcext:value-type="float">
            <text:p>0.292170535009564</text:p>
          </table:table-cell>
          <table:table-cell office:value-type="float" office:value="0.910788060033322" calcext:value-type="float">
            <text:p>0.910788060033322</text:p>
          </table:table-cell>
          <table:table-cell table:number-columns-repeated="3"/>
          <table:table-cell office:value-type="float" office:value="0.924712385633851" calcext:value-type="float">
            <text:p>0.92471238563385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8859" calcext:value-type="float">
            <text:p>1658852988.38859</text:p>
          </table:table-cell>
          <table:table-cell office:value-type="float" office:value="-0.862275892957965" calcext:value-type="float">
            <text:p>-0.862275892957965</text:p>
          </table:table-cell>
          <table:table-cell office:value-type="float" office:value="-0.0337465130721898" calcext:value-type="float">
            <text:p>-0.03374651307219</text:p>
          </table:table-cell>
          <table:table-cell office:value-type="float" office:value="0.28750702292738" calcext:value-type="float">
            <text:p>0.28750702292738</text:p>
          </table:table-cell>
          <table:table-cell office:value-type="float" office:value="0.909570684968218" calcext:value-type="float">
            <text:p>0.909570684968218</text:p>
          </table:table-cell>
          <table:table-cell table:number-columns-repeated="3"/>
          <table:table-cell office:value-type="float" office:value="0.924763627820743" calcext:value-type="float">
            <text:p>0.92476362782074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9297" calcext:value-type="float">
            <text:p>1658852988.39297</text:p>
          </table:table-cell>
          <table:table-cell office:value-type="float" office:value="-0.862557306732609" calcext:value-type="float">
            <text:p>-0.862557306732609</text:p>
          </table:table-cell>
          <table:table-cell office:value-type="float" office:value="-0.033774205340833" calcext:value-type="float">
            <text:p>-0.033774205340833</text:p>
          </table:table-cell>
          <table:table-cell office:value-type="float" office:value="0.282675020740956" calcext:value-type="float">
            <text:p>0.282675020740956</text:p>
          </table:table-cell>
          <table:table-cell office:value-type="float" office:value="0.908323164790548" calcext:value-type="float">
            <text:p>0.908323164790548</text:p>
          </table:table-cell>
          <table:table-cell table:number-columns-repeated="3"/>
          <table:table-cell office:value-type="float" office:value="0.924818170952319" calcext:value-type="float">
            <text:p>0.92481817095231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39763" calcext:value-type="float">
            <text:p>1658852988.39763</text:p>
          </table:table-cell>
          <table:table-cell office:value-type="float" office:value="-0.863119828265628" calcext:value-type="float">
            <text:p>-0.863119828265628</text:p>
          </table:table-cell>
          <table:table-cell office:value-type="float" office:value="-0.0338295597648643" calcext:value-type="float">
            <text:p>-0.033829559764864</text:p>
          </table:table-cell>
          <table:table-cell office:value-type="float" office:value="0.272505916580929" calcext:value-type="float">
            <text:p>0.272505916580929</text:p>
          </table:table-cell>
          <table:table-cell office:value-type="float" office:value="0.905748172303309" calcext:value-type="float">
            <text:p>0.905748172303309</text:p>
          </table:table-cell>
          <table:table-cell table:number-columns-repeated="3"/>
          <table:table-cell office:value-type="float" office:value="0.924838961927691" calcext:value-type="float">
            <text:p>0.92483896192769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0202" calcext:value-type="float">
            <text:p>1658852988.40202</text:p>
          </table:table-cell>
          <table:table-cell office:value-type="float" office:value="-0.863400932316557" calcext:value-type="float">
            <text:p>-0.863400932316557</text:p>
          </table:table-cell>
          <table:table-cell office:value-type="float" office:value="-0.0338572215554246" calcext:value-type="float">
            <text:p>-0.033857221555425</text:p>
          </table:table-cell>
          <table:table-cell office:value-type="float" office:value="0.267169005412346" calcext:value-type="float">
            <text:p>0.267169005412346</text:p>
          </table:table-cell>
          <table:table-cell office:value-type="float" office:value="0.904426204192236" calcext:value-type="float">
            <text:p>0.904426204192236</text:p>
          </table:table-cell>
          <table:table-cell table:number-columns-repeated="3"/>
          <table:table-cell office:value-type="float" office:value="0.924874737377312" calcext:value-type="float">
            <text:p>0.924874737377312</text:p>
          </table:table-cell>
        </table:table-row>
        <table:table-row table:style-name="ro1" table:visibility="collapse">
          <table:table-cell office:value-type="string" calcext:value-type="string">
            <text:p>CONROLLED_SLIP</text:p>
          </table:table-cell>
          <table:table-cell office:value-type="float" office:value="1658852988.40639" calcext:value-type="float">
            <text:p>1658852988.40639</text:p>
          </table:table-cell>
          <table:table-cell office:value-type="float" office:value="-0.86368192942373" calcext:value-type="float">
            <text:p>-0.86368192942373</text:p>
          </table:table-cell>
          <table:table-cell office:value-type="float" office:value="-0.0338848728222811" calcext:value-type="float">
            <text:p>-0.033884872822281</text:p>
          </table:table-cell>
          <table:table-cell office:value-type="float" office:value="0.261663985739435" calcext:value-type="float">
            <text:p>0.261663985739435</text:p>
          </table:table-cell>
          <table:table-cell office:value-type="float" office:value="0.903085101888148" calcext:value-type="float">
            <text:p>0.903085101888148</text:p>
          </table:table-cell>
          <table:table-cell table:number-columns-repeated="3"/>
          <table:table-cell office:value-type="float" office:value="0.92493969768096" calcext:value-type="float">
            <text:p>0.92493969768096</text:p>
          </table:table-cell>
        </table:table-row>
        <table:table-row table:style-name="ro1" table:visibility="collapse">
          <table:table-cell office:value-type="string" calcext:value-type="string">
            <text:p>CONROLLED_SLIP</text:p>
          </table:table-cell>
          <table:table-cell office:value-type="float" office:value="1658852988.41078" calcext:value-type="float">
            <text:p>1658852988.41078</text:p>
          </table:table-cell>
          <table:table-cell office:value-type="float" office:value="-0.863962817740935" calcext:value-type="float">
            <text:p>-0.863962817740935</text:p>
          </table:table-cell>
          <table:table-cell office:value-type="float" office:value="-0.0339125133837589" calcext:value-type="float">
            <text:p>-0.033912513383759</text:p>
          </table:table-cell>
          <table:table-cell office:value-type="float" office:value="0.255990958483962" calcext:value-type="float">
            <text:p>0.255990958483962</text:p>
          </table:table-cell>
          <table:table-cell office:value-type="float" office:value="0.90172788568858" calcext:value-type="float">
            <text:p>0.90172788568858</text:p>
          </table:table-cell>
          <table:table-cell table:number-columns-repeated="3"/>
          <table:table-cell office:value-type="float" office:value="0.925039034119982" calcext:value-type="float">
            <text:p>0.925039034119982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1519" calcext:value-type="float">
            <text:p>1658852988.41519</text:p>
          </table:table-cell>
          <table:table-cell office:value-type="float" office:value="-0.864243595425102" calcext:value-type="float">
            <text:p>-0.864243595425102</text:p>
          </table:table-cell>
          <table:table-cell office:value-type="float" office:value="-0.0339401430584924" calcext:value-type="float">
            <text:p>-0.033940143058493</text:p>
          </table:table-cell>
          <table:table-cell office:value-type="float" office:value="0.250150026765882" calcext:value-type="float">
            <text:p>0.250150026765882</text:p>
          </table:table-cell>
          <table:table-cell office:value-type="float" office:value="0.900357685275752" calcext:value-type="float">
            <text:p>0.900357685275752</text:p>
          </table:table-cell>
          <table:table-cell table:number-columns-repeated="3"/>
          <table:table-cell office:value-type="float" office:value="0.925172762847916" calcext:value-type="float">
            <text:p>0.92517276284791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1954" calcext:value-type="float">
            <text:p>1658852988.41954</text:p>
          </table:table-cell>
          <table:table-cell office:value-type="float" office:value="-0.864524260636376" calcext:value-type="float">
            <text:p>-0.864524260636376</text:p>
          </table:table-cell>
          <table:table-cell office:value-type="float" office:value="-0.0339677616654324" calcext:value-type="float">
            <text:p>-0.033967761665432</text:p>
          </table:table-cell>
          <table:table-cell office:value-type="float" office:value="0.244141295897877" calcext:value-type="float">
            <text:p>0.244141295897877</text:p>
          </table:table-cell>
          <table:table-cell office:value-type="float" office:value="0.898977740783457" calcext:value-type="float">
            <text:p>0.898977740783457</text:p>
          </table:table-cell>
          <table:table-cell table:number-columns-repeated="3"/>
          <table:table-cell office:value-type="float" office:value="0.925334201258104" calcext:value-type="float">
            <text:p>0.925334201258104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2389" calcext:value-type="float">
            <text:p>1658852988.42389</text:p>
          </table:table-cell>
          <table:table-cell office:value-type="float" office:value="-0.864804811538188" calcext:value-type="float">
            <text:p>-0.864804811538188</text:p>
          </table:table-cell>
          <table:table-cell office:value-type="float" office:value="-0.0339953690238528" calcext:value-type="float">
            <text:p>-0.033995369023853</text:p>
          </table:table-cell>
          <table:table-cell office:value-type="float" office:value="0.237964873379779" calcext:value-type="float">
            <text:p>0.237964873379779</text:p>
          </table:table-cell>
          <table:table-cell office:value-type="float" office:value="0.897591403778648" calcext:value-type="float">
            <text:p>0.897591403778648</text:p>
          </table:table-cell>
          <table:table-cell table:number-columns-repeated="3"/>
          <table:table-cell office:value-type="float" office:value="0.925516603589008" calcext:value-type="float">
            <text:p>0.92551660358900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2827" calcext:value-type="float">
            <text:p>1658852988.42827</text:p>
          </table:table-cell>
          <table:table-cell office:value-type="float" office:value="-0.865085246297325" calcext:value-type="float">
            <text:p>-0.865085246297325</text:p>
          </table:table-cell>
          <table:table-cell office:value-type="float" office:value="-0.0340229649533581" calcext:value-type="float">
            <text:p>-0.034022964953358</text:p>
          </table:table-cell>
          <table:table-cell office:value-type="float" office:value="0.231620868892885" calcext:value-type="float">
            <text:p>0.231620868892885</text:p>
          </table:table-cell>
          <table:table-cell office:value-type="float" office:value="0.896202138143073" calcext:value-type="float">
            <text:p>0.896202138143073</text:p>
          </table:table-cell>
          <table:table-cell table:number-columns-repeated="3"/>
          <table:table-cell office:value-type="float" office:value="0.925917980075312" calcext:value-type="float">
            <text:p>0.925917980075312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3266" calcext:value-type="float">
            <text:p>1658852988.43266</text:p>
          </table:table-cell>
          <table:table-cell office:value-type="float" office:value="-0.865365563083996" calcext:value-type="float">
            <text:p>-0.865365563083996</text:p>
          </table:table-cell>
          <table:table-cell office:value-type="float" office:value="-0.0340505492738892" calcext:value-type="float">
            <text:p>-0.034050549273889</text:p>
          </table:table-cell>
          <table:table-cell office:value-type="float" office:value="0.225109394294162" calcext:value-type="float">
            <text:p>0.225109394294162</text:p>
          </table:table-cell>
          <table:table-cell office:value-type="float" office:value="0.894813520839409" calcext:value-type="float">
            <text:p>0.894813520839409</text:p>
          </table:table-cell>
          <table:table-cell table:number-columns-repeated="3"/>
          <table:table-cell office:value-type="float" office:value="0.926147074715553" calcext:value-type="float">
            <text:p>0.92614707471555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3704" calcext:value-type="float">
            <text:p>1658852988.43704</text:p>
          </table:table-cell>
          <table:table-cell office:value-type="float" office:value="-0.865645760071901" calcext:value-type="float">
            <text:p>-0.865645760071901</text:p>
          </table:table-cell>
          <table:table-cell office:value-type="float" office:value="-0.0340781218057309" calcext:value-type="float">
            <text:p>-0.034078121805731</text:p>
          </table:table-cell>
          <table:table-cell office:value-type="float" office:value="0.218430563610339" calcext:value-type="float">
            <text:p>0.218430563610339</text:p>
          </table:table-cell>
          <table:table-cell office:value-type="float" office:value="0.893429242545484" calcext:value-type="float">
            <text:p>0.893429242545484</text:p>
          </table:table-cell>
          <table:table-cell table:number-columns-repeated="3"/>
          <table:table-cell office:value-type="float" office:value="0.926339586542259" calcext:value-type="float">
            <text:p>0.92633958654225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4142" calcext:value-type="float">
            <text:p>1658852988.44142</text:p>
          </table:table-cell>
          <table:table-cell office:value-type="float" office:value="-0.865925835438299" calcext:value-type="float">
            <text:p>-0.865925835438299</text:p>
          </table:table-cell>
          <table:table-cell office:value-type="float" office:value="-0.0341056823695179" calcext:value-type="float">
            <text:p>-0.034105682369518</text:p>
          </table:table-cell>
          <table:table-cell office:value-type="float" office:value="0.21158449303189" calcext:value-type="float">
            <text:p>0.21158449303189</text:p>
          </table:table-cell>
          <table:table-cell office:value-type="float" office:value="0.89205310813929" calcext:value-type="float">
            <text:p>0.89205310813929</text:p>
          </table:table-cell>
          <table:table-cell table:number-columns-repeated="3"/>
          <table:table-cell office:value-type="float" office:value="0.926506716723359" calcext:value-type="float">
            <text:p>0.92650671672335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4581" calcext:value-type="float">
            <text:p>1658852988.44581</text:p>
          </table:table-cell>
          <table:table-cell office:value-type="float" office:value="-0.866205787364066" calcext:value-type="float">
            <text:p>-0.866205787364066</text:p>
          </table:table-cell>
          <table:table-cell office:value-type="float" office:value="-0.0341332307862409" calcext:value-type="float">
            <text:p>-0.034133230786241</text:p>
          </table:table-cell>
          <table:table-cell office:value-type="float" office:value="0.204571300906909" calcext:value-type="float">
            <text:p>0.204571300906909</text:p>
          </table:table-cell>
          <table:table-cell office:value-type="float" office:value="0.890689037016653" calcext:value-type="float">
            <text:p>0.890689037016653</text:p>
          </table:table-cell>
          <table:table-cell table:number-columns-repeated="3"/>
          <table:table-cell office:value-type="float" office:value="0.926657729805134" calcext:value-type="float">
            <text:p>0.926657729805134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5017" calcext:value-type="float">
            <text:p>1658852988.45017</text:p>
          </table:table-cell>
          <table:table-cell office:value-type="float" office:value="-0.866485614033766" calcext:value-type="float">
            <text:p>-0.866485614033766</text:p>
          </table:table-cell>
          <table:table-cell office:value-type="float" office:value="-0.0341607668772537" calcext:value-type="float">
            <text:p>-0.034160766877254</text:p>
          </table:table-cell>
          <table:table-cell office:value-type="float" office:value="0.197391107734879" calcext:value-type="float">
            <text:p>0.197391107734879</text:p>
          </table:table-cell>
          <table:table-cell office:value-type="float" office:value="0.889341063222607" calcext:value-type="float">
            <text:p>0.889341063222607</text:p>
          </table:table-cell>
          <table:table-cell table:number-columns-repeated="3"/>
          <table:table-cell office:value-type="float" office:value="0.926776491062132" calcext:value-type="float">
            <text:p>0.926776491062132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546" calcext:value-type="float">
            <text:p>1658852988.4546</text:p>
          </table:table-cell>
          <table:table-cell office:value-type="float" office:value="-0.866765313635709" calcext:value-type="float">
            <text:p>-0.866765313635709</text:p>
          </table:table-cell>
          <table:table-cell office:value-type="float" office:value="-0.0341882904642784" calcext:value-type="float">
            <text:p>-0.034188290464278</text:p>
          </table:table-cell>
          <table:table-cell office:value-type="float" office:value="0.190044036160326" calcext:value-type="float">
            <text:p>0.190044036160326</text:p>
          </table:table-cell>
          <table:table-cell office:value-type="float" office:value="0.888013335376776" calcext:value-type="float">
            <text:p>0.888013335376776</text:p>
          </table:table-cell>
          <table:table-cell table:number-columns-repeated="3"/>
          <table:table-cell office:value-type="float" office:value="0.926870308660861" calcext:value-type="float">
            <text:p>0.92687030866086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5901" calcext:value-type="float">
            <text:p>1658852988.45901</text:p>
          </table:table-cell>
          <table:table-cell office:value-type="float" office:value="-0.867044884362014" calcext:value-type="float">
            <text:p>-0.867044884362014</text:p>
          </table:table-cell>
          <table:table-cell office:value-type="float" office:value="-0.0342158013694123" calcext:value-type="float">
            <text:p>-0.034215801369412</text:p>
          </table:table-cell>
          <table:table-cell office:value-type="float" office:value="0.182530210966378" calcext:value-type="float">
            <text:p>0.182530210966378</text:p>
          </table:table-cell>
          <table:table-cell office:value-type="float" office:value="0.88671011637238" calcext:value-type="float">
            <text:p>0.88671011637238</text:p>
          </table:table-cell>
          <table:table-cell table:number-columns-repeated="3"/>
          <table:table-cell office:value-type="float" office:value="0.926937310376799" calcext:value-type="float">
            <text:p>0.92693731037679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6337" calcext:value-type="float">
            <text:p>1658852988.46337</text:p>
          </table:table-cell>
          <table:table-cell office:value-type="float" office:value="-0.867324324408674" calcext:value-type="float">
            <text:p>-0.867324324408674</text:p>
          </table:table-cell>
          <table:table-cell office:value-type="float" office:value="-0.0342432994151335" calcext:value-type="float">
            <text:p>-0.034243299415134</text:p>
          </table:table-cell>
          <table:table-cell office:value-type="float" office:value="0.174849759068205" calcext:value-type="float">
            <text:p>0.174849759068205</text:p>
          </table:table-cell>
          <table:table-cell office:value-type="float" office:value="0.885435782827872" calcext:value-type="float">
            <text:p>0.885435782827872</text:p>
          </table:table-cell>
          <table:table-cell table:number-columns-repeated="3"/>
          <table:table-cell office:value-type="float" office:value="0.926963291530005" calcext:value-type="float">
            <text:p>0.926963291530005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6774" calcext:value-type="float">
            <text:p>1658852988.46774</text:p>
          </table:table-cell>
          <table:table-cell office:value-type="float" office:value="-0.86760363197561" calcext:value-type="float">
            <text:p>-0.86760363197561</text:p>
          </table:table-cell>
          <table:table-cell office:value-type="float" office:value="-0.0342707844243071" calcext:value-type="float">
            <text:p>-0.034270784424307</text:p>
          </table:table-cell>
          <table:table-cell office:value-type="float" office:value="0.167002809506364" calcext:value-type="float">
            <text:p>0.167002809506364</text:p>
          </table:table-cell>
          <table:table-cell office:value-type="float" office:value="0.884194824269711" calcext:value-type="float">
            <text:p>0.884194824269711</text:p>
          </table:table-cell>
          <table:table-cell table:number-columns-repeated="3"/>
          <table:table-cell office:value-type="float" office:value="0.926897822327353" calcext:value-type="float">
            <text:p>0.92689782232735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7214" calcext:value-type="float">
            <text:p>1658852988.47214</text:p>
          </table:table-cell>
          <table:table-cell office:value-type="float" office:value="-0.867882805266736" calcext:value-type="float">
            <text:p>-0.867882805266736</text:p>
          </table:table-cell>
          <table:table-cell office:value-type="float" office:value="-0.0342982562201906" calcext:value-type="float">
            <text:p>-0.034298256220191</text:p>
          </table:table-cell>
          <table:table-cell office:value-type="float" office:value="0.158989493440032" calcext:value-type="float">
            <text:p>0.158989493440032</text:p>
          </table:table-cell>
          <table:table-cell office:value-type="float" office:value="0.882991842024445" calcext:value-type="float">
            <text:p>0.882991842024445</text:p>
          </table:table-cell>
          <table:table-cell table:number-columns-repeated="3"/>
          <table:table-cell office:value-type="float" office:value="0.926754393277246" calcext:value-type="float">
            <text:p>0.92675439327724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768" calcext:value-type="float">
            <text:p>1658852988.4768</text:p>
          </table:table-cell>
          <table:table-cell office:value-type="float" office:value="-0.868440741857525" calcext:value-type="float">
            <text:p>-0.868440741857525</text:p>
          </table:table-cell>
          <table:table-cell office:value-type="float" office:value="-0.0343531594671176" calcext:value-type="float">
            <text:p>-0.034353159467118</text:p>
          </table:table-cell>
          <table:table-cell office:value-type="float" office:value="0.142464296982417" calcext:value-type="float">
            <text:p>0.142464296982417</text:p>
          </table:table-cell>
          <table:table-cell office:value-type="float" office:value="0.880718761920123" calcext:value-type="float">
            <text:p>0.880718761920123</text:p>
          </table:table-cell>
          <table:table-cell table:number-columns-repeated="3"/>
          <table:table-cell office:value-type="float" office:value="0.926576132486201" calcext:value-type="float">
            <text:p>0.92657613248620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8119" calcext:value-type="float">
            <text:p>1658852988.48119</text:p>
          </table:table-cell>
          <table:table-cell office:value-type="float" office:value="-0.868719501585502" calcext:value-type="float">
            <text:p>-0.868719501585502</text:p>
          </table:table-cell>
          <table:table-cell office:value-type="float" office:value="-0.0343805905666926" calcext:value-type="float">
            <text:p>-0.034380590566693</text:p>
          </table:table-cell>
          <table:table-cell office:value-type="float" office:value="0.133952689440278" calcext:value-type="float">
            <text:p>0.133952689440278</text:p>
          </table:table-cell>
          <table:table-cell office:value-type="float" office:value="0.879658411231861" calcext:value-type="float">
            <text:p>0.879658411231861</text:p>
          </table:table-cell>
          <table:table-cell table:number-columns-repeated="3"/>
          <table:table-cell office:value-type="float" office:value="0.92636313363733" calcext:value-type="float">
            <text:p>0.9263631336373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8558" calcext:value-type="float">
            <text:p>1658852988.48558</text:p>
          </table:table-cell>
          <table:table-cell office:value-type="float" office:value="-0.868998119894414" calcext:value-type="float">
            <text:p>-0.868998119894414</text:p>
          </table:table-cell>
          <table:table-cell office:value-type="float" office:value="-0.034408007750052" calcext:value-type="float">
            <text:p>-0.034408007750052</text:p>
          </table:table-cell>
          <table:table-cell office:value-type="float" office:value="0.125275261077694" calcext:value-type="float">
            <text:p>0.125275261077694</text:p>
          </table:table-cell>
          <table:table-cell office:value-type="float" office:value="0.878655526594716" calcext:value-type="float">
            <text:p>0.878655526594716</text:p>
          </table:table-cell>
          <table:table-cell table:number-columns-repeated="3"/>
          <table:table-cell office:value-type="float" office:value="0.926115851226186" calcext:value-type="float">
            <text:p>0.92611585122618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8996" calcext:value-type="float">
            <text:p>1658852988.48996</text:p>
          </table:table-cell>
          <table:table-cell office:value-type="float" office:value="-0.869276595009007" calcext:value-type="float">
            <text:p>-0.869276595009007</text:p>
          </table:table-cell>
          <table:table-cell office:value-type="float" office:value="-0.0344354108425037" calcext:value-type="float">
            <text:p>-0.034435410842504</text:p>
          </table:table-cell>
          <table:table-cell office:value-type="float" office:value="0.11643215354189" calcext:value-type="float">
            <text:p>0.11643215354189</text:p>
          </table:table-cell>
          <table:table-cell office:value-type="float" office:value="0.877715240000279" calcext:value-type="float">
            <text:p>0.877715240000279</text:p>
          </table:table-cell>
          <table:table-cell table:number-columns-repeated="3"/>
          <table:table-cell office:value-type="float" office:value="0.9258349919862" calcext:value-type="float">
            <text:p>0.9258349919862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9433" calcext:value-type="float">
            <text:p>1658852988.49433</text:p>
          </table:table-cell>
          <table:table-cell office:value-type="float" office:value="-0.869554925158368" calcext:value-type="float">
            <text:p>-0.869554925158368</text:p>
          </table:table-cell>
          <table:table-cell office:value-type="float" office:value="-0.0344627996697824" calcext:value-type="float">
            <text:p>-0.034462799669782</text:p>
          </table:table-cell>
          <table:table-cell office:value-type="float" office:value="0.107423510555981" calcext:value-type="float">
            <text:p>0.107423510555981</text:p>
          </table:table-cell>
          <table:table-cell office:value-type="float" office:value="0.876842781260372" calcext:value-type="float">
            <text:p>0.876842781260372</text:p>
          </table:table-cell>
          <table:table-cell table:number-columns-repeated="3"/>
          <table:table-cell office:value-type="float" office:value="0.925521296774989" calcext:value-type="float">
            <text:p>0.92552129677498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49872" calcext:value-type="float">
            <text:p>1658852988.49872</text:p>
          </table:table-cell>
          <table:table-cell office:value-type="float" office:value="-0.869833108575975" calcext:value-type="float">
            <text:p>-0.869833108575975</text:p>
          </table:table-cell>
          <table:table-cell office:value-type="float" office:value="-0.0344901740580553" calcext:value-type="float">
            <text:p>-0.034490174058055</text:p>
          </table:table-cell>
          <table:table-cell office:value-type="float" office:value="0.0982494779114922" calcext:value-type="float">
            <text:p>0.098249477911492</text:p>
          </table:table-cell>
          <table:table-cell office:value-type="float" office:value="0.876043474258772" calcext:value-type="float">
            <text:p>0.876043474258772</text:p>
          </table:table-cell>
          <table:table-cell table:number-columns-repeated="3"/>
          <table:table-cell office:value-type="float" office:value="0.92517578673643" calcext:value-type="float">
            <text:p>0.9251757867364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0313" calcext:value-type="float">
            <text:p>1658852988.50313</text:p>
          </table:table-cell>
          <table:table-cell office:value-type="float" office:value="-0.870111143499758" calcext:value-type="float">
            <text:p>-0.870111143499758</text:p>
          </table:table-cell>
          <table:table-cell office:value-type="float" office:value="-0.0345175338339273" calcext:value-type="float">
            <text:p>-0.034517533833927</text:p>
          </table:table-cell>
          <table:table-cell office:value-type="float" office:value="0.0889102034607889" calcext:value-type="float">
            <text:p>0.088910203460789</text:p>
          </table:table-cell>
          <table:table-cell office:value-type="float" office:value="0.875322732747112" calcext:value-type="float">
            <text:p>0.875322732747112</text:p>
          </table:table-cell>
          <table:table-cell table:number-columns-repeated="3"/>
          <table:table-cell office:value-type="float" office:value="0.924800613689208" calcext:value-type="float">
            <text:p>0.92480061368920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0749" calcext:value-type="float">
            <text:p>1658852988.50749</text:p>
          </table:table-cell>
          <table:table-cell office:value-type="float" office:value="-0.870389028172149" calcext:value-type="float">
            <text:p>-0.870389028172149</text:p>
          </table:table-cell>
          <table:table-cell office:value-type="float" office:value="-0.0345448788244467" calcext:value-type="float">
            <text:p>-0.034544878824447</text:p>
          </table:table-cell>
          <table:table-cell office:value-type="float" office:value="0.0794058371094068" calcext:value-type="float">
            <text:p>0.079405837109407</text:p>
          </table:table-cell>
          <table:table-cell office:value-type="float" office:value="0.874686055669404" calcext:value-type="float">
            <text:p>0.874686055669404</text:p>
          </table:table-cell>
          <table:table-cell table:number-columns-repeated="3"/>
          <table:table-cell office:value-type="float" office:value="0.923971576339371" calcext:value-type="float">
            <text:p>0.92397157633937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1189" calcext:value-type="float">
            <text:p>1658852988.51189</text:p>
          </table:table-cell>
          <table:table-cell office:value-type="float" office:value="-0.872411839224984" calcext:value-type="float">
            <text:p>-0.872411839224984</text:p>
          </table:table-cell>
          <table:table-cell office:value-type="float" office:value="-0.0366356650853343" calcext:value-type="float">
            <text:p>-0.036635665085334</text:p>
          </table:table-cell>
          <table:table-cell office:value-type="float" office:value="0.0751413990490637" calcext:value-type="float">
            <text:p>0.075141399049064</text:p>
          </table:table-cell>
          <table:table-cell office:value-type="float" office:value="0.876407906757587" calcext:value-type="float">
            <text:p>0.876407906757587</text:p>
          </table:table-cell>
          <table:table-cell table:number-columns-repeated="3"/>
          <table:table-cell office:value-type="float" office:value="0.923450634761904" calcext:value-type="float">
            <text:p>0.923450634761904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1628" calcext:value-type="float">
            <text:p>1658852988.51628</text:p>
          </table:table-cell>
          <table:table-cell office:value-type="float" office:value="-0.874433895454298" calcext:value-type="float">
            <text:p>-0.874433895454298</text:p>
          </table:table-cell>
          <table:table-cell office:value-type="float" office:value="-0.0387256711573625" calcext:value-type="float">
            <text:p>-0.038725671157363</text:p>
          </table:table-cell>
          <table:table-cell office:value-type="float" office:value="0.0707084133993005" calcext:value-type="float">
            <text:p>0.070708413399301</text:p>
          </table:table-cell>
          <table:table-cell office:value-type="float" office:value="0.878142354548175" calcext:value-type="float">
            <text:p>0.878142354548175</text:p>
          </table:table-cell>
          <table:table-cell table:number-columns-repeated="3"/>
          <table:table-cell office:value-type="float" office:value="0.922872295877037" calcext:value-type="float">
            <text:p>0.922872295877037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2067" calcext:value-type="float">
            <text:p>1658852988.52067</text:p>
          </table:table-cell>
          <table:table-cell office:value-type="float" office:value="-0.876455185859498" calcext:value-type="float">
            <text:p>-0.876455185859498</text:p>
          </table:table-cell>
          <table:table-cell office:value-type="float" office:value="-0.0408148856702704" calcext:value-type="float">
            <text:p>-0.040814885670271</text:p>
          </table:table-cell>
          <table:table-cell office:value-type="float" office:value="0.0661069677888908" calcext:value-type="float">
            <text:p>0.066106967788891</text:p>
          </table:table-cell>
          <table:table-cell office:value-type="float" office:value="0.879891856367886" calcext:value-type="float">
            <text:p>0.879891856367886</text:p>
          </table:table-cell>
          <table:table-cell table:number-columns-repeated="3"/>
          <table:table-cell office:value-type="float" office:value="0.922237737892351" calcext:value-type="float">
            <text:p>0.92223773789235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2506" calcext:value-type="float">
            <text:p>1658852988.52506</text:p>
          </table:table-cell>
          <table:table-cell office:value-type="float" office:value="-0.879361205519843" calcext:value-type="float">
            <text:p>-0.879361205519843</text:p>
          </table:table-cell>
          <table:table-cell office:value-type="float" office:value="-0.0422037369303361" calcext:value-type="float">
            <text:p>-0.042203736930336</text:p>
          </table:table-cell>
          <table:table-cell office:value-type="float" office:value="0.0635941461776819" calcext:value-type="float">
            <text:p>0.063594146177682</text:p>
          </table:table-cell>
          <table:table-cell office:value-type="float" office:value="0.882667264948839" calcext:value-type="float">
            <text:p>0.882667264948839</text:p>
          </table:table-cell>
          <table:table-cell table:number-columns-repeated="3"/>
          <table:table-cell office:value-type="float" office:value="0.921548225620321" calcext:value-type="float">
            <text:p>0.921548225620321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2945" calcext:value-type="float">
            <text:p>1658852988.52945</text:p>
          </table:table-cell>
          <table:table-cell office:value-type="float" office:value="-0.882266265987103" calcext:value-type="float">
            <text:p>-0.882266265987103</text:p>
          </table:table-cell>
          <table:table-cell office:value-type="float" office:value="-0.0435921297707487" calcext:value-type="float">
            <text:p>-0.043592129770749</text:p>
          </table:table-cell>
          <table:table-cell office:value-type="float" office:value="0.0609120150873591" calcext:value-type="float">
            <text:p>0.060912015087359</text:p>
          </table:table-cell>
          <table:table-cell office:value-type="float" office:value="0.885440179491973" calcext:value-type="float">
            <text:p>0.885440179491973</text:p>
          </table:table-cell>
          <table:table-cell table:number-columns-repeated="3"/>
          <table:table-cell office:value-type="float" office:value="0.92080511139698" calcext:value-type="float">
            <text:p>0.9208051113969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3386" calcext:value-type="float">
            <text:p>1658852988.53386</text:p>
          </table:table-cell>
          <table:table-cell office:value-type="float" office:value="-0.884279049305412" calcext:value-type="float">
            <text:p>-0.884279049305412</text:p>
          </table:table-cell>
          <table:table-cell office:value-type="float" office:value="-0.0438700747104219" calcext:value-type="float">
            <text:p>-0.043870074710422</text:p>
          </table:table-cell>
          <table:table-cell office:value-type="float" office:value="0.060907738764518" calcext:value-type="float">
            <text:p>0.060907738764518</text:p>
          </table:table-cell>
          <table:table-cell office:value-type="float" office:value="0.887459167025158" calcext:value-type="float">
            <text:p>0.887459167025158</text:p>
          </table:table-cell>
          <table:table-cell table:number-columns-repeated="3"/>
          <table:table-cell office:value-type="float" office:value="0.92000983605795" calcext:value-type="float">
            <text:p>0.92000983605795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3826" calcext:value-type="float">
            <text:p>1658852988.53826</text:p>
          </table:table-cell>
          <table:table-cell office:value-type="float" office:value="-0.885917054068764" calcext:value-type="float">
            <text:p>-0.885917054068764</text:p>
          </table:table-cell>
          <table:table-cell office:value-type="float" office:value="-0.0441746118654246" calcext:value-type="float">
            <text:p>-0.044174611865425</text:p>
          </table:table-cell>
          <table:table-cell office:value-type="float" office:value="0.0614837803699533" calcext:value-type="float">
            <text:p>0.061483780369953</text:p>
          </table:table-cell>
          <table:table-cell office:value-type="float" office:value="0.889146038776488" calcext:value-type="float">
            <text:p>0.889146038776488</text:p>
          </table:table-cell>
          <table:table-cell table:number-columns-repeated="3"/>
          <table:table-cell office:value-type="float" office:value="0.919163929968858" calcext:value-type="float">
            <text:p>0.91916392996885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4265" calcext:value-type="float">
            <text:p>1658852988.54265</text:p>
          </table:table-cell>
          <table:table-cell office:value-type="float" office:value="-0.887524883578199" calcext:value-type="float">
            <text:p>-0.887524883578199</text:p>
          </table:table-cell>
          <table:table-cell office:value-type="float" office:value="-0.0444827677182101" calcext:value-type="float">
            <text:p>-0.04448276771821</text:p>
          </table:table-cell>
          <table:table-cell office:value-type="float" office:value="0.061949611857713" calcext:value-type="float">
            <text:p>0.061949611857713</text:p>
          </table:table-cell>
          <table:table-cell office:value-type="float" office:value="0.890795649968998" calcext:value-type="float">
            <text:p>0.890795649968998</text:p>
          </table:table-cell>
          <table:table-cell table:number-columns-repeated="3"/>
          <table:table-cell office:value-type="float" office:value="0.918269014106846" calcext:value-type="float">
            <text:p>0.91826901410684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4704" calcext:value-type="float">
            <text:p>1658852988.54704</text:p>
          </table:table-cell>
          <table:table-cell office:value-type="float" office:value="-0.889089119498946" calcext:value-type="float">
            <text:p>-0.889089119498946</text:p>
          </table:table-cell>
          <table:table-cell office:value-type="float" office:value="-0.0447949244016463" calcext:value-type="float">
            <text:p>-0.044794924401646</text:p>
          </table:table-cell>
          <table:table-cell office:value-type="float" office:value="0.0623320589710963" calcext:value-type="float">
            <text:p>0.062332058971096</text:p>
          </table:table-cell>
          <table:table-cell office:value-type="float" office:value="0.892396399163027" calcext:value-type="float">
            <text:p>0.892396399163027</text:p>
          </table:table-cell>
          <table:table-cell table:number-columns-repeated="3"/>
          <table:table-cell office:value-type="float" office:value="0.917326801189528" calcext:value-type="float">
            <text:p>0.91732680118952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5141" calcext:value-type="float">
            <text:p>1658852988.55141</text:p>
          </table:table-cell>
          <table:table-cell office:value-type="float" office:value="-0.890608190217426" calcext:value-type="float">
            <text:p>-0.890608190217426</text:p>
          </table:table-cell>
          <table:table-cell office:value-type="float" office:value="-0.0451108957024483" calcext:value-type="float">
            <text:p>-0.045110895702448</text:p>
          </table:table-cell>
          <table:table-cell office:value-type="float" office:value="0.0626342528183049" calcext:value-type="float">
            <text:p>0.062634252818305</text:p>
          </table:table-cell>
          <table:table-cell office:value-type="float" office:value="0.893946861407065" calcext:value-type="float">
            <text:p>0.893946861407065</text:p>
          </table:table-cell>
          <table:table-cell table:number-columns-repeated="3"/>
          <table:table-cell office:value-type="float" office:value="0.916339096847368" calcext:value-type="float">
            <text:p>0.91633909684736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5605" calcext:value-type="float">
            <text:p>1658852988.55605</text:p>
          </table:table-cell>
          <table:table-cell office:value-type="float" office:value="-0.89350229996955" calcext:value-type="float">
            <text:p>-0.89350229996955</text:p>
          </table:table-cell>
          <table:table-cell office:value-type="float" office:value="-0.045753181253628" calcext:value-type="float">
            <text:p>-0.045753181253628</text:p>
          </table:table-cell>
          <table:table-cell office:value-type="float" office:value="0.0630148442343088" calcext:value-type="float">
            <text:p>0.063014844234309</text:p>
          </table:table-cell>
          <table:table-cell office:value-type="float" office:value="0.896889393537228" calcext:value-type="float">
            <text:p>0.896889393537228</text:p>
          </table:table-cell>
          <table:table-cell table:number-columns-repeated="3"/>
          <table:table-cell office:value-type="float" office:value="0.915307800835058" calcext:value-type="float">
            <text:p>0.91530780083505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6044" calcext:value-type="float">
            <text:p>1658852988.56044</text:p>
          </table:table-cell>
          <table:table-cell office:value-type="float" office:value="-0.894873813410655" calcext:value-type="float">
            <text:p>-0.894873813410655</text:p>
          </table:table-cell>
          <table:table-cell office:value-type="float" office:value="-0.0460793624122652" calcext:value-type="float">
            <text:p>-0.046079362412265</text:p>
          </table:table-cell>
          <table:table-cell office:value-type="float" office:value="0.0631003372515149" calcext:value-type="float">
            <text:p>0.063100337251515</text:p>
          </table:table-cell>
          <table:table-cell office:value-type="float" office:value="0.898278410143372" calcext:value-type="float">
            <text:p>0.898278410143372</text:p>
          </table:table-cell>
          <table:table-cell table:number-columns-repeated="3"/>
          <table:table-cell office:value-type="float" office:value="0.914234908277023" calcext:value-type="float">
            <text:p>0.914234908277023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6484" calcext:value-type="float">
            <text:p>1658852988.56484</text:p>
          </table:table-cell>
          <table:table-cell office:value-type="float" office:value="-0.896193867197808" calcext:value-type="float">
            <text:p>-0.896193867197808</text:p>
          </table:table-cell>
          <table:table-cell office:value-type="float" office:value="-0.0464088810639503" calcext:value-type="float">
            <text:p>-0.04640888106395</text:p>
          </table:table-cell>
          <table:table-cell office:value-type="float" office:value="0.0631182078861592" calcext:value-type="float">
            <text:p>0.063118207886159</text:p>
          </table:table-cell>
          <table:table-cell office:value-type="float" office:value="0.89961166066883" calcext:value-type="float">
            <text:p>0.89961166066883</text:p>
          </table:table-cell>
          <table:table-cell table:number-columns-repeated="3"/>
          <table:table-cell office:value-type="float" office:value="0.913122510941725" calcext:value-type="float">
            <text:p>0.913122510941725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6923" calcext:value-type="float">
            <text:p>1658852988.56923</text:p>
          </table:table-cell>
          <table:table-cell office:value-type="float" office:value="-0.897462220001575" calcext:value-type="float">
            <text:p>-0.897462220001575</text:p>
          </table:table-cell>
          <table:table-cell office:value-type="float" office:value="-0.0467416717384025" calcext:value-type="float">
            <text:p>-0.046741671738403</text:p>
          </table:table-cell>
          <table:table-cell office:value-type="float" office:value="0.0630689714753031" calcext:value-type="float">
            <text:p>0.063068971475303</text:p>
          </table:table-cell>
          <table:table-cell office:value-type="float" office:value="0.900888958401649" calcext:value-type="float">
            <text:p>0.900888958401649</text:p>
          </table:table-cell>
          <table:table-cell table:number-columns-repeated="3"/>
          <table:table-cell office:value-type="float" office:value="0.911972798538894" calcext:value-type="float">
            <text:p>0.911972798538894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7364" calcext:value-type="float">
            <text:p>1658852988.57364</text:p>
          </table:table-cell>
          <table:table-cell office:value-type="float" office:value="-0.8986788358528" calcext:value-type="float">
            <text:p>-0.8986788358528</text:p>
          </table:table-cell>
          <table:table-cell office:value-type="float" office:value="-0.0470778189405413" calcext:value-type="float">
            <text:p>-0.047077818940541</text:p>
          </table:table-cell>
          <table:table-cell office:value-type="float" office:value="0.0629527532415127" calcext:value-type="float">
            <text:p>0.062952753241513</text:p>
          </table:table-cell>
          <table:table-cell office:value-type="float" office:value="0.902110314865443" calcext:value-type="float">
            <text:p>0.902110314865443</text:p>
          </table:table-cell>
          <table:table-cell table:number-columns-repeated="3"/>
          <table:table-cell office:value-type="float" office:value="0.910788060033322" calcext:value-type="float">
            <text:p>0.910788060033322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7801" calcext:value-type="float">
            <text:p>1658852988.57801</text:p>
          </table:table-cell>
          <table:table-cell office:value-type="float" office:value="-0.899843939570163" calcext:value-type="float">
            <text:p>-0.899843939570163</text:p>
          </table:table-cell>
          <table:table-cell office:value-type="float" office:value="-0.047417409438225" calcext:value-type="float">
            <text:p>-0.047417409438225</text:p>
          </table:table-cell>
          <table:table-cell office:value-type="float" office:value="0.0627691577736411" calcext:value-type="float">
            <text:p>0.062769157773641</text:p>
          </table:table-cell>
          <table:table-cell office:value-type="float" office:value="0.90327597857277" calcext:value-type="float">
            <text:p>0.90327597857277</text:p>
          </table:table-cell>
          <table:table-cell table:number-columns-repeated="3"/>
          <table:table-cell office:value-type="float" office:value="0.909570684968218" calcext:value-type="float">
            <text:p>0.90957068496821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824" calcext:value-type="float">
            <text:p>1658852988.5824</text:p>
          </table:table-cell>
          <table:table-cell office:value-type="float" office:value="-0.900957911294575" calcext:value-type="float">
            <text:p>-0.900957911294575</text:p>
          </table:table-cell>
          <table:table-cell office:value-type="float" office:value="-0.0477605617555501" calcext:value-type="float">
            <text:p>-0.04776056175555</text:p>
          </table:table-cell>
          <table:table-cell office:value-type="float" office:value="0.0625174836413725" calcext:value-type="float">
            <text:p>0.062517483641373</text:p>
          </table:table-cell>
          <table:table-cell office:value-type="float" office:value="0.904386347168254" calcext:value-type="float">
            <text:p>0.904386347168254</text:p>
          </table:table-cell>
          <table:table-cell table:number-columns-repeated="3"/>
          <table:table-cell office:value-type="float" office:value="0.908323164790548" calcext:value-type="float">
            <text:p>0.90832316479054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8679" calcext:value-type="float">
            <text:p>1658852988.58679</text:p>
          </table:table-cell>
          <table:table-cell office:value-type="float" office:value="-0.902021247419244" calcext:value-type="float">
            <text:p>-0.902021247419244</text:p>
          </table:table-cell>
          <table:table-cell office:value-type="float" office:value="-0.0481074493408651" calcext:value-type="float">
            <text:p>-0.048107449340865</text:p>
          </table:table-cell>
          <table:table-cell office:value-type="float" office:value="0.0621968056418896" calcext:value-type="float">
            <text:p>0.06219680564189</text:p>
          </table:table-cell>
          <table:table-cell office:value-type="float" office:value="0.905441936354788" calcext:value-type="float">
            <text:p>0.905441936354788</text:p>
          </table:table-cell>
          <table:table-cell table:number-columns-repeated="3"/>
          <table:table-cell office:value-type="float" office:value="0.905748172303309" calcext:value-type="float">
            <text:p>0.905748172303309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912" calcext:value-type="float">
            <text:p>1658852988.5912</text:p>
          </table:table-cell>
          <table:table-cell office:value-type="float" office:value="-0.90303462047543" calcext:value-type="float">
            <text:p>-0.90303462047543</text:p>
          </table:table-cell>
          <table:table-cell office:value-type="float" office:value="-0.0484582199933983" calcext:value-type="float">
            <text:p>-0.048458219993398</text:p>
          </table:table-cell>
          <table:table-cell office:value-type="float" office:value="0.0618058441635456" calcext:value-type="float">
            <text:p>0.061805844163546</text:p>
          </table:table-cell>
          <table:table-cell office:value-type="float" office:value="0.906443427487287" calcext:value-type="float">
            <text:p>0.906443427487287</text:p>
          </table:table-cell>
          <table:table-cell table:number-columns-repeated="3"/>
          <table:table-cell office:value-type="float" office:value="0.904426204192236" calcext:value-type="float">
            <text:p>0.904426204192236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9556" calcext:value-type="float">
            <text:p>1658852988.59556</text:p>
          </table:table-cell>
          <table:table-cell office:value-type="float" office:value="-0.903762802894783" calcext:value-type="float">
            <text:p>-0.903762802894783</text:p>
          </table:table-cell>
          <table:table-cell office:value-type="float" office:value="-0.0487086733788081" calcext:value-type="float">
            <text:p>-0.048708673378808</text:p>
          </table:table-cell>
          <table:table-cell office:value-type="float" office:value="0.0618608534636552" calcext:value-type="float">
            <text:p>0.061860853463655</text:p>
          </table:table-cell>
          <table:table-cell office:value-type="float" office:value="0.907186036020071" calcext:value-type="float">
            <text:p>0.907186036020071</text:p>
          </table:table-cell>
          <table:table-cell table:number-columns-repeated="3"/>
          <table:table-cell office:value-type="float" office:value="0.903085101888148" calcext:value-type="float">
            <text:p>0.903085101888148</text:p>
          </table:table-cell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59996" calcext:value-type="float">
            <text:p>1658852988.59996</text:p>
          </table:table-cell>
          <table:table-cell office:value-type="float" office:value="-0.904411845501605" calcext:value-type="float">
            <text:p>-0.904411845501605</text:p>
          </table:table-cell>
          <table:table-cell office:value-type="float" office:value="-0.048939361917559" calcext:value-type="float">
            <text:p>-0.048939361917559</text:p>
          </table:table-cell>
          <table:table-cell office:value-type="float" office:value="0.0619113988284112" calcext:value-type="float">
            <text:p>0.061911398828411</text:p>
          </table:table-cell>
          <table:table-cell office:value-type="float" office:value="0.907848483356891" calcext:value-type="float">
            <text:p>0.90784848335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0437" calcext:value-type="float">
            <text:p>1658852988.60437</text:p>
          </table:table-cell>
          <table:table-cell office:value-type="float" office:value="-0.904981988659591" calcext:value-type="float">
            <text:p>-0.904981988659591</text:p>
          </table:table-cell>
          <table:table-cell office:value-type="float" office:value="-0.0491484179564198" calcext:value-type="float">
            <text:p>-0.04914841795642</text:p>
          </table:table-cell>
          <table:table-cell office:value-type="float" office:value="0.0619578390665061" calcext:value-type="float">
            <text:p>0.061957839066506</text:p>
          </table:table-cell>
          <table:table-cell office:value-type="float" office:value="0.908430922309274" calcext:value-type="float">
            <text:p>0.908430922309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0873" calcext:value-type="float">
            <text:p>1658852988.60873</text:p>
          </table:table-cell>
          <table:table-cell office:value-type="float" office:value="-0.905473474336445" calcext:value-type="float">
            <text:p>-0.905473474336445</text:p>
          </table:table-cell>
          <table:table-cell office:value-type="float" office:value="-0.0493341102204905" calcext:value-type="float">
            <text:p>-0.049334110220491</text:p>
          </table:table-cell>
          <table:table-cell office:value-type="float" office:value="0.0620005238044013" calcext:value-type="float">
            <text:p>0.062000523804401</text:p>
          </table:table-cell>
          <table:table-cell office:value-type="float" office:value="0.908933513580713" calcext:value-type="float">
            <text:p>0.90893351358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1314" calcext:value-type="float">
            <text:p>1658852988.61314</text:p>
          </table:table-cell>
          <table:table-cell office:value-type="float" office:value="-0.905886581374953" calcext:value-type="float">
            <text:p>-0.905886581374953</text:p>
          </table:table-cell>
          <table:table-cell office:value-type="float" office:value="-0.049494766135779" calcext:value-type="float">
            <text:p>-0.049494766135779</text:p>
          </table:table-cell>
          <table:table-cell office:value-type="float" office:value="0.0620397429760715" calcext:value-type="float">
            <text:p>0.062039742976072</text:p>
          </table:table-cell>
          <table:table-cell office:value-type="float" office:value="0.909356453707" calcext:value-type="float">
            <text:p>0.909356453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1754" calcext:value-type="float">
            <text:p>1658852988.61754</text:p>
          </table:table-cell>
          <table:table-cell office:value-type="float" office:value="-0.906221593262024" calcext:value-type="float">
            <text:p>-0.906221593262024</text:p>
          </table:table-cell>
          <table:table-cell office:value-type="float" office:value="-0.0496287308592109" calcext:value-type="float">
            <text:p>-0.049628730859211</text:p>
          </table:table-cell>
          <table:table-cell office:value-type="float" office:value="0.0620757810434544" calcext:value-type="float">
            <text:p>0.062075781043455</text:p>
          </table:table-cell>
          <table:table-cell office:value-type="float" office:value="0.909699944824233" calcext:value-type="float">
            <text:p>0.909699944824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2193" calcext:value-type="float">
            <text:p>1658852988.62193</text:p>
          </table:table-cell>
          <table:table-cell office:value-type="float" office:value="-0.906479183702312" calcext:value-type="float">
            <text:p>-0.906479183702312</text:p>
          </table:table-cell>
          <table:table-cell office:value-type="float" office:value="-0.0497319442761224" calcext:value-type="float">
            <text:p>-0.049731944276122</text:p>
          </table:table-cell>
          <table:table-cell office:value-type="float" office:value="0.0621091217461119" calcext:value-type="float">
            <text:p>0.062109121746112</text:p>
          </table:table-cell>
          <table:table-cell office:value-type="float" office:value="0.90996446071875" calcext:value-type="float">
            <text:p>0.9099644607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2632" calcext:value-type="float">
            <text:p>1658852988.62632</text:p>
          </table:table-cell>
          <table:table-cell office:value-type="float" office:value="-0.906661032310584" calcext:value-type="float">
            <text:p>-0.906661032310584</text:p>
          </table:table-cell>
          <table:table-cell office:value-type="float" office:value="-0.0498002442993419" calcext:value-type="float">
            <text:p>-0.049800244299342</text:p>
          </table:table-cell>
          <table:table-cell office:value-type="float" office:value="0.0621397192652597" calcext:value-type="float">
            <text:p>0.06213971926526</text:p>
          </table:table-cell>
          <table:table-cell office:value-type="float" office:value="0.910151436055084" calcext:value-type="float">
            <text:p>0.910151436055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3105" calcext:value-type="float">
            <text:p>1658852988.63105</text:p>
          </table:table-cell>
          <table:table-cell office:value-type="float" office:value="-0.90679603850396" calcext:value-type="float">
            <text:p>-0.90679603850396</text:p>
          </table:table-cell>
          <table:table-cell office:value-type="float" office:value="-0.0498339859802049" calcext:value-type="float">
            <text:p>-0.049833985980205</text:p>
          </table:table-cell>
          <table:table-cell office:value-type="float" office:value="0.062193765610465" calcext:value-type="float">
            <text:p>0.062193765610465</text:p>
          </table:table-cell>
          <table:table-cell office:value-type="float" office:value="0.91029146216251" calcext:value-type="float">
            <text:p>0.91029146216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3542" calcext:value-type="float">
            <text:p>1658852988.63542</text:p>
          </table:table-cell>
          <table:table-cell office:value-type="float" office:value="-0.906747850347574" calcext:value-type="float">
            <text:p>-0.906747850347574</text:p>
          </table:table-cell>
          <table:table-cell office:value-type="float" office:value="-0.0498037452718567" calcext:value-type="float">
            <text:p>-0.049803745271857</text:p>
          </table:table-cell>
          <table:table-cell office:value-type="float" office:value="0.0622174318295094" calcext:value-type="float">
            <text:p>0.06221743182951</text:p>
          </table:table-cell>
          <table:table-cell office:value-type="float" office:value="0.910243421276149" calcext:value-type="float">
            <text:p>0.910243421276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3979" calcext:value-type="float">
            <text:p>1658852988.63979</text:p>
          </table:table-cell>
          <table:table-cell office:value-type="float" office:value="-0.906658469352864" calcext:value-type="float">
            <text:p>-0.906658469352864</text:p>
          </table:table-cell>
          <table:table-cell office:value-type="float" office:value="-0.0497574040492237" calcext:value-type="float">
            <text:p>-0.049757404049224</text:p>
          </table:table-cell>
          <table:table-cell office:value-type="float" office:value="0.0622392497947601" calcext:value-type="float">
            <text:p>0.06223924979476</text:p>
          </table:table-cell>
          <table:table-cell office:value-type="float" office:value="0.910153340664094" calcext:value-type="float">
            <text:p>0.910153340664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442" calcext:value-type="float">
            <text:p>1658852988.6442</text:p>
          </table:table-cell>
          <table:table-cell office:value-type="float" office:value="-0.906593083109223" calcext:value-type="float">
            <text:p>-0.906593083109223</text:p>
          </table:table-cell>
          <table:table-cell office:value-type="float" office:value="-0.0497223360388773" calcext:value-type="float">
            <text:p>-0.049722336038877</text:p>
          </table:table-cell>
          <table:table-cell office:value-type="float" office:value="0.0622596677708535" calcext:value-type="float">
            <text:p>0.062259667770854</text:p>
          </table:table-cell>
          <table:table-cell office:value-type="float" office:value="0.910087685486177" calcext:value-type="float">
            <text:p>0.91008768548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4859" calcext:value-type="float">
            <text:p>1658852988.64859</text:p>
          </table:table-cell>
          <table:table-cell office:value-type="float" office:value="-0.906538284561899" calcext:value-type="float">
            <text:p>-0.906538284561899</text:p>
          </table:table-cell>
          <table:table-cell office:value-type="float" office:value="-0.0496922998024851" calcext:value-type="float">
            <text:p>-0.049692299802485</text:p>
          </table:table-cell>
          <table:table-cell office:value-type="float" office:value="0.0622784068781562" calcext:value-type="float">
            <text:p>0.062278406878156</text:p>
          </table:table-cell>
          <table:table-cell office:value-type="float" office:value="0.910032738971171" calcext:value-type="float">
            <text:p>0.910032738971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5298" calcext:value-type="float">
            <text:p>1658852988.65298</text:p>
          </table:table-cell>
          <table:table-cell office:value-type="float" office:value="-0.906492978812135" calcext:value-type="float">
            <text:p>-0.906492978812135</text:p>
          </table:table-cell>
          <table:table-cell office:value-type="float" office:value="-0.0496671378878377" calcext:value-type="float">
            <text:p>-0.049667137887838</text:p>
          </table:table-cell>
          <table:table-cell office:value-type="float" office:value="0.0622956446334209" calcext:value-type="float">
            <text:p>0.062295644633421</text:p>
          </table:table-cell>
          <table:table-cell office:value-type="float" office:value="0.909987413408538" calcext:value-type="float">
            <text:p>0.909987413408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5735" calcext:value-type="float">
            <text:p>1658852988.65735</text:p>
          </table:table-cell>
          <table:table-cell office:value-type="float" office:value="-0.906456697524432" calcext:value-type="float">
            <text:p>-0.906456697524432</text:p>
          </table:table-cell>
          <table:table-cell office:value-type="float" office:value="-0.0496470031535823" calcext:value-type="float">
            <text:p>-0.049647003153582</text:p>
          </table:table-cell>
          <table:table-cell office:value-type="float" office:value="0.0623115242117587" calcext:value-type="float">
            <text:p>0.062311524211759</text:p>
          </table:table-cell>
          <table:table-cell office:value-type="float" office:value="0.909951259935731" calcext:value-type="float">
            <text:p>0.909951259935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6174" calcext:value-type="float">
            <text:p>1658852988.66174</text:p>
          </table:table-cell>
          <table:table-cell office:value-type="float" office:value="-0.906429010748472" calcext:value-type="float">
            <text:p>-0.906429010748472</text:p>
          </table:table-cell>
          <table:table-cell office:value-type="float" office:value="-0.0496317050823867" calcext:value-type="float">
            <text:p>-0.049631705082387</text:p>
          </table:table-cell>
          <table:table-cell office:value-type="float" office:value="0.0623260663050814" calcext:value-type="float">
            <text:p>0.062326066305081</text:p>
          </table:table-cell>
          <table:table-cell office:value-type="float" office:value="0.909923840888293" calcext:value-type="float">
            <text:p>0.909923840888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6612" calcext:value-type="float">
            <text:p>1658852988.66612</text:p>
          </table:table-cell>
          <table:table-cell office:value-type="float" office:value="-0.90640708704699" calcext:value-type="float">
            <text:p>-0.90640708704699</text:p>
          </table:table-cell>
          <table:table-cell office:value-type="float" office:value="-0.0496217049318585" calcext:value-type="float">
            <text:p>-0.049621704931859</text:p>
          </table:table-cell>
          <table:table-cell office:value-type="float" office:value="0.0623393519576762" calcext:value-type="float">
            <text:p>0.062339351957676</text:p>
          </table:table-cell>
          <table:table-cell office:value-type="float" office:value="0.909902366109604" calcext:value-type="float">
            <text:p>0.90990236610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705" calcext:value-type="float">
            <text:p>1658852988.6705</text:p>
          </table:table-cell>
          <table:table-cell office:value-type="float" office:value="-0.906400826888561" calcext:value-type="float">
            <text:p>-0.906400826888561</text:p>
          </table:table-cell>
          <table:table-cell office:value-type="float" office:value="-0.0496134597845789" calcext:value-type="float">
            <text:p>-0.049613459784579</text:p>
          </table:table-cell>
          <table:table-cell office:value-type="float" office:value="0.0623515438666365" calcext:value-type="float">
            <text:p>0.062351543866637</text:p>
          </table:table-cell>
          <table:table-cell office:value-type="float" office:value="0.909896515763532" calcext:value-type="float">
            <text:p>0.90989651576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7488" calcext:value-type="float">
            <text:p>1658852988.67488</text:p>
          </table:table-cell>
          <table:table-cell office:value-type="float" office:value="-0.906395111897944" calcext:value-type="float">
            <text:p>-0.906395111897944</text:p>
          </table:table-cell>
          <table:table-cell office:value-type="float" office:value="-0.0496061827781866" calcext:value-type="float">
            <text:p>-0.049606182778187</text:p>
          </table:table-cell>
          <table:table-cell office:value-type="float" office:value="0.0623627451794887" calcext:value-type="float">
            <text:p>0.062362745179489</text:p>
          </table:table-cell>
          <table:table-cell office:value-type="float" office:value="0.90989119362077" calcext:value-type="float">
            <text:p>0.909891193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7925" calcext:value-type="float">
            <text:p>1658852988.67925</text:p>
          </table:table-cell>
          <table:table-cell office:value-type="float" office:value="-0.906389658210879" calcext:value-type="float">
            <text:p>-0.906389658210879</text:p>
          </table:table-cell>
          <table:table-cell office:value-type="float" office:value="-0.049599601774665" calcext:value-type="float">
            <text:p>-0.049599601774665</text:p>
          </table:table-cell>
          <table:table-cell office:value-type="float" office:value="0.0623730384675551" calcext:value-type="float">
            <text:p>0.062373038467555</text:p>
          </table:table-cell>
          <table:table-cell office:value-type="float" office:value="0.909886107672556" calcext:value-type="float">
            <text:p>0.909886107672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8361" calcext:value-type="float">
            <text:p>1658852988.68361</text:p>
          </table:table-cell>
          <table:table-cell office:value-type="float" office:value="-0.906384479253096" calcext:value-type="float">
            <text:p>-0.906384479253096</text:p>
          </table:table-cell>
          <table:table-cell office:value-type="float" office:value="-0.0495936816046856" calcext:value-type="float">
            <text:p>-0.049593681604686</text:p>
          </table:table-cell>
          <table:table-cell office:value-type="float" office:value="0.0623825141762423" calcext:value-type="float">
            <text:p>0.062382514176242</text:p>
          </table:table-cell>
          <table:table-cell office:value-type="float" office:value="0.909881275530474" calcext:value-type="float">
            <text:p>0.909881275530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8799" calcext:value-type="float">
            <text:p>1658852988.68799</text:p>
          </table:table-cell>
          <table:table-cell office:value-type="float" office:value="-0.906379610528001" calcext:value-type="float">
            <text:p>-0.906379610528001</text:p>
          </table:table-cell>
          <table:table-cell office:value-type="float" office:value="-0.0495882670602028" calcext:value-type="float">
            <text:p>-0.049588267060203</text:p>
          </table:table-cell>
          <table:table-cell office:value-type="float" office:value="0.062391215138024" calcext:value-type="float">
            <text:p>0.062391215138024</text:p>
          </table:table-cell>
          <table:table-cell office:value-type="float" office:value="0.9098767270006" calcext:value-type="float">
            <text:p>0.909876727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9237" calcext:value-type="float">
            <text:p>1658852988.69237</text:p>
          </table:table-cell>
          <table:table-cell office:value-type="float" office:value="-0.906375027662945" calcext:value-type="float">
            <text:p>-0.906375027662945</text:p>
          </table:table-cell>
          <table:table-cell office:value-type="float" office:value="-0.0495833787013079" calcext:value-type="float">
            <text:p>-0.049583378701308</text:p>
          </table:table-cell>
          <table:table-cell office:value-type="float" office:value="0.0623992268959659" calcext:value-type="float">
            <text:p>0.062399226895966</text:p>
          </table:table-cell>
          <table:table-cell office:value-type="float" office:value="0.909872444758966" calcext:value-type="float">
            <text:p>0.909872444758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69677" calcext:value-type="float">
            <text:p>1658852988.69677</text:p>
          </table:table-cell>
          <table:table-cell office:value-type="float" office:value="-0.906370745915115" calcext:value-type="float">
            <text:p>-0.906370745915115</text:p>
          </table:table-cell>
          <table:table-cell office:value-type="float" office:value="-0.0495788916196485" calcext:value-type="float">
            <text:p>-0.049578891619649</text:p>
          </table:table-cell>
          <table:table-cell office:value-type="float" office:value="0.0624065811923934" calcext:value-type="float">
            <text:p>0.062406581192394</text:p>
          </table:table-cell>
          <table:table-cell office:value-type="float" office:value="0.909868439347732" calcext:value-type="float">
            <text:p>0.909868439347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0117" calcext:value-type="float">
            <text:p>1658852988.70117</text:p>
          </table:table-cell>
          <table:table-cell office:value-type="float" office:value="-0.906366737806575" calcext:value-type="float">
            <text:p>-0.906366737806575</text:p>
          </table:table-cell>
          <table:table-cell office:value-type="float" office:value="-0.0495748314821718" calcext:value-type="float">
            <text:p>-0.049574831482172</text:p>
          </table:table-cell>
          <table:table-cell office:value-type="float" office:value="0.062413354450965" calcext:value-type="float">
            <text:p>0.062413354450965</text:p>
          </table:table-cell>
          <table:table-cell office:value-type="float" office:value="0.909864690012993" calcext:value-type="float">
            <text:p>0.90986469001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0556" calcext:value-type="float">
            <text:p>1658852988.70556</text:p>
          </table:table-cell>
          <table:table-cell office:value-type="float" office:value="-0.906363007865067" calcext:value-type="float">
            <text:p>-0.906363007865067</text:p>
          </table:table-cell>
          <table:table-cell office:value-type="float" office:value="-0.0495710949179127" calcext:value-type="float">
            <text:p>-0.049571094917913</text:p>
          </table:table-cell>
          <table:table-cell office:value-type="float" office:value="0.0624195703411793" calcext:value-type="float">
            <text:p>0.062419570341179</text:p>
          </table:table-cell>
          <table:table-cell office:value-type="float" office:value="0.909861197237881" calcext:value-type="float">
            <text:p>0.909861197237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1022" calcext:value-type="float">
            <text:p>1658852988.71022</text:p>
          </table:table-cell>
          <table:table-cell office:value-type="float" office:value="-0.906356301026037" calcext:value-type="float">
            <text:p>-0.906356301026037</text:p>
          </table:table-cell>
          <table:table-cell office:value-type="float" office:value="-0.0495645885112656" calcext:value-type="float">
            <text:p>-0.049564588511266</text:p>
          </table:table-cell>
          <table:table-cell office:value-type="float" office:value="0.0624305509599351" calcext:value-type="float">
            <text:p>0.062430550959935</text:p>
          </table:table-cell>
          <table:table-cell office:value-type="float" office:value="0.909854915102981" calcext:value-type="float">
            <text:p>0.909854915102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1464" calcext:value-type="float">
            <text:p>1658852988.71464</text:p>
          </table:table-cell>
          <table:table-cell office:value-type="float" office:value="-0.906353306213028" calcext:value-type="float">
            <text:p>-0.906353306213028</text:p>
          </table:table-cell>
          <table:table-cell office:value-type="float" office:value="-0.049561712593611" calcext:value-type="float">
            <text:p>-0.049561712593611</text:p>
          </table:table-cell>
          <table:table-cell office:value-type="float" office:value="0.0624353731076699" calcext:value-type="float">
            <text:p>0.06243537310767</text:p>
          </table:table-cell>
          <table:table-cell office:value-type="float" office:value="0.909852106033498" calcext:value-type="float">
            <text:p>0.909852106033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1901" calcext:value-type="float">
            <text:p>1658852988.71901</text:p>
          </table:table-cell>
          <table:table-cell office:value-type="float" office:value="-0.9063505224345" calcext:value-type="float">
            <text:p>-0.9063505224345</text:p>
          </table:table-cell>
          <table:table-cell office:value-type="float" office:value="-0.0495591053047842" calcext:value-type="float">
            <text:p>-0.049559105304784</text:p>
          </table:table-cell>
          <table:table-cell office:value-type="float" office:value="0.0624398173815989" calcext:value-type="float">
            <text:p>0.062439817381599</text:p>
          </table:table-cell>
          <table:table-cell office:value-type="float" office:value="0.909849495922568" calcext:value-type="float">
            <text:p>0.909849495922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2337" calcext:value-type="float">
            <text:p>1658852988.72337</text:p>
          </table:table-cell>
          <table:table-cell office:value-type="float" office:value="-0.906347647637195" calcext:value-type="float">
            <text:p>-0.906347647637195</text:p>
          </table:table-cell>
          <table:table-cell office:value-type="float" office:value="-0.049556896030656" calcext:value-type="float">
            <text:p>-0.049556896030656</text:p>
          </table:table-cell>
          <table:table-cell office:value-type="float" office:value="0.0624438960155698" calcext:value-type="float">
            <text:p>0.06244389601557</text:p>
          </table:table-cell>
          <table:table-cell office:value-type="float" office:value="0.909846791757422" calcext:value-type="float">
            <text:p>0.90984679175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2773" calcext:value-type="float">
            <text:p>1658852988.72773</text:p>
          </table:table-cell>
          <table:table-cell office:value-type="float" office:value="-0.906343754143414" calcext:value-type="float">
            <text:p>-0.906343754143414</text:p>
          </table:table-cell>
          <table:table-cell office:value-type="float" office:value="-0.0495557397880048" calcext:value-type="float">
            <text:p>-0.049555739788005</text:p>
          </table:table-cell>
          <table:table-cell office:value-type="float" office:value="0.0624475851931209" calcext:value-type="float">
            <text:p>0.062447585193121</text:p>
          </table:table-cell>
          <table:table-cell office:value-type="float" office:value="0.909843103461891" calcext:value-type="float">
            <text:p>0.909843103461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3212" calcext:value-type="float">
            <text:p>1658852988.73212</text:p>
          </table:table-cell>
          <table:table-cell office:value-type="float" office:value="-0.906340393286006" calcext:value-type="float">
            <text:p>-0.906340393286006</text:p>
          </table:table-cell>
          <table:table-cell office:value-type="float" office:value="-0.0495546229797403" calcext:value-type="float">
            <text:p>-0.04955462297974</text:p>
          </table:table-cell>
          <table:table-cell office:value-type="float" office:value="0.0624510293634689" calcext:value-type="float">
            <text:p>0.062451029363469</text:p>
          </table:table-cell>
          <table:table-cell office:value-type="float" office:value="0.909839931102748" calcext:value-type="float">
            <text:p>0.909839931102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3651" calcext:value-type="float">
            <text:p>1658852988.73651</text:p>
          </table:table-cell>
          <table:table-cell office:value-type="float" office:value="-0.906337418948197" calcext:value-type="float">
            <text:p>-0.906337418948197</text:p>
          </table:table-cell>
          <table:table-cell office:value-type="float" office:value="-0.0495534882213005" calcext:value-type="float">
            <text:p>-0.049553488221301</text:p>
          </table:table-cell>
          <table:table-cell office:value-type="float" office:value="0.0624541933935147" calcext:value-type="float">
            <text:p>0.062454193393515</text:p>
          </table:table-cell>
          <table:table-cell office:value-type="float" office:value="0.909837123584773" calcext:value-type="float">
            <text:p>0.909837123584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4089" calcext:value-type="float">
            <text:p>1658852988.74089</text:p>
          </table:table-cell>
          <table:table-cell office:value-type="float" office:value="-0.906334775860335" calcext:value-type="float">
            <text:p>-0.906334775860335</text:p>
          </table:table-cell>
          <table:table-cell office:value-type="float" office:value="-0.0495523599593914" calcext:value-type="float">
            <text:p>-0.049552359959391</text:p>
          </table:table-cell>
          <table:table-cell office:value-type="float" office:value="0.0624571007733265" calcext:value-type="float">
            <text:p>0.062457100773327</text:p>
          </table:table-cell>
          <table:table-cell office:value-type="float" office:value="0.909834628791606" calcext:value-type="float">
            <text:p>0.90983462879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4528" calcext:value-type="float">
            <text:p>1658852988.74528</text:p>
          </table:table-cell>
          <table:table-cell office:value-type="float" office:value="-0.906332418080592" calcext:value-type="float">
            <text:p>-0.906332418080592</text:p>
          </table:table-cell>
          <table:table-cell office:value-type="float" office:value="-0.049551255831231" calcext:value-type="float">
            <text:p>-0.049551255831231</text:p>
          </table:table-cell>
          <table:table-cell office:value-type="float" office:value="0.0624597728587376" calcext:value-type="float">
            <text:p>0.062459772858738</text:p>
          </table:table-cell>
          <table:table-cell office:value-type="float" office:value="0.90983240338198" calcext:value-type="float">
            <text:p>0.90983240338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4966" calcext:value-type="float">
            <text:p>1658852988.74966</text:p>
          </table:table-cell>
          <table:table-cell office:value-type="float" office:value="-0.90633028120218" calcext:value-type="float">
            <text:p>-0.90633028120218</text:p>
          </table:table-cell>
          <table:table-cell office:value-type="float" office:value="-0.0495502082451587" calcext:value-type="float">
            <text:p>-0.049550208245159</text:p>
          </table:table-cell>
          <table:table-cell office:value-type="float" office:value="0.0624622269547985" calcext:value-type="float">
            <text:p>0.062462226954799</text:p>
          </table:table-cell>
          <table:table-cell office:value-type="float" office:value="0.909830386147502" calcext:value-type="float">
            <text:p>0.909830386147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5405" calcext:value-type="float">
            <text:p>1658852988.75405</text:p>
          </table:table-cell>
          <table:table-cell office:value-type="float" office:value="-0.906328363768247" calcext:value-type="float">
            <text:p>-0.906328363768247</text:p>
          </table:table-cell>
          <table:table-cell office:value-type="float" office:value="-0.049549195375355" calcext:value-type="float">
            <text:p>-0.049549195375355</text:p>
          </table:table-cell>
          <table:table-cell office:value-type="float" office:value="0.0624644810367279" calcext:value-type="float">
            <text:p>0.062464481036728</text:p>
          </table:table-cell>
          <table:table-cell office:value-type="float" office:value="0.909828575680254" calcext:value-type="float">
            <text:p>0.909828575680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5842" calcext:value-type="float">
            <text:p>1658852988.75842</text:p>
          </table:table-cell>
          <table:table-cell office:value-type="float" office:value="-0.906326630672271" calcext:value-type="float">
            <text:p>-0.906326630672271</text:p>
          </table:table-cell>
          <table:table-cell office:value-type="float" office:value="-0.0495482781833473" calcext:value-type="float">
            <text:p>-0.049548278183347</text:p>
          </table:table-cell>
          <table:table-cell office:value-type="float" office:value="0.0624665686960134" calcext:value-type="float">
            <text:p>0.062466568696013</text:p>
          </table:table-cell>
          <table:table-cell office:value-type="float" office:value="0.909826942633235" calcext:value-type="float">
            <text:p>0.909826942633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6281" calcext:value-type="float">
            <text:p>1658852988.76281</text:p>
          </table:table-cell>
          <table:table-cell office:value-type="float" office:value="-0.906325054497879" calcext:value-type="float">
            <text:p>-0.906325054497879</text:p>
          </table:table-cell>
          <table:table-cell office:value-type="float" office:value="-0.0495474592369013" calcext:value-type="float">
            <text:p>-0.049547459236901</text:p>
          </table:table-cell>
          <table:table-cell office:value-type="float" office:value="0.0624685026597191" calcext:value-type="float">
            <text:p>0.062468502659719</text:p>
          </table:table-cell>
          <table:table-cell office:value-type="float" office:value="0.909825460707691" calcext:value-type="float">
            <text:p>0.909825460707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6722" calcext:value-type="float">
            <text:p>1658852988.76722</text:p>
          </table:table-cell>
          <table:table-cell office:value-type="float" office:value="-0.906323612650623" calcext:value-type="float">
            <text:p>-0.906323612650623</text:p>
          </table:table-cell>
          <table:table-cell office:value-type="float" office:value="-0.0495467334477844" calcext:value-type="float">
            <text:p>-0.049546733447785</text:p>
          </table:table-cell>
          <table:table-cell office:value-type="float" office:value="0.0624702925123904" calcext:value-type="float">
            <text:p>0.06247029251239</text:p>
          </table:table-cell>
          <table:table-cell office:value-type="float" office:value="0.909824107775787" calcext:value-type="float">
            <text:p>0.90982410777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7157" calcext:value-type="float">
            <text:p>1658852988.77157</text:p>
          </table:table-cell>
          <table:table-cell office:value-type="float" office:value="-0.90632228563017" calcext:value-type="float">
            <text:p>-0.90632228563017</text:p>
          </table:table-cell>
          <table:table-cell office:value-type="float" office:value="-0.0495460905715955" calcext:value-type="float">
            <text:p>-0.049546090571596</text:p>
          </table:table-cell>
          <table:table-cell office:value-type="float" office:value="0.0624719452965708" calcext:value-type="float">
            <text:p>0.062471945296571</text:p>
          </table:table-cell>
          <table:table-cell office:value-type="float" office:value="0.909822864336769" calcext:value-type="float">
            <text:p>0.909822864336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7593" calcext:value-type="float">
            <text:p>1658852988.77593</text:p>
          </table:table-cell>
          <table:table-cell office:value-type="float" office:value="-0.906321054518076" calcext:value-type="float">
            <text:p>-0.906321054518076</text:p>
          </table:table-cell>
          <table:table-cell office:value-type="float" office:value="-0.0495455185694664" calcext:value-type="float">
            <text:p>-0.049545518569466</text:p>
          </table:table-cell>
          <table:table-cell office:value-type="float" office:value="0.0624734659828101" calcext:value-type="float">
            <text:p>0.06247346598281</text:p>
          </table:table-cell>
          <table:table-cell office:value-type="float" office:value="0.909821711229722" calcext:value-type="float">
            <text:p>0.909821711229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8032" calcext:value-type="float">
            <text:p>1658852988.78032</text:p>
          </table:table-cell>
          <table:table-cell office:value-type="float" office:value="-0.906319896045439" calcext:value-type="float">
            <text:p>-0.906319896045439</text:p>
          </table:table-cell>
          <table:table-cell office:value-type="float" office:value="-0.0495450035727527" calcext:value-type="float">
            <text:p>-0.049545003572753</text:p>
          </table:table-cell>
          <table:table-cell office:value-type="float" office:value="0.0624748555694932" calcext:value-type="float">
            <text:p>0.062474855569493</text:p>
          </table:table-cell>
          <table:table-cell office:value-type="float" office:value="0.909820624587764" calcext:value-type="float">
            <text:p>0.90982062458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8472" calcext:value-type="float">
            <text:p>1658852988.78472</text:p>
          </table:table-cell>
          <table:table-cell office:value-type="float" office:value="-0.906318767692303" calcext:value-type="float">
            <text:p>-0.906318767692303</text:p>
          </table:table-cell>
          <table:table-cell office:value-type="float" office:value="-0.0495445320836904" calcext:value-type="float">
            <text:p>-0.04954453208369</text:p>
          </table:table-cell>
          <table:table-cell office:value-type="float" office:value="0.0624761054009799" calcext:value-type="float">
            <text:p>0.06247610540098</text:p>
          </table:table-cell>
          <table:table-cell office:value-type="float" office:value="0.909819560724411" calcext:value-type="float">
            <text:p>0.909819560724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8942" calcext:value-type="float">
            <text:p>1658852988.78942</text:p>
          </table:table-cell>
          <table:table-cell office:value-type="float" office:value="-0.906314152318406" calcext:value-type="float">
            <text:p>-0.906314152318406</text:p>
          </table:table-cell>
          <table:table-cell office:value-type="float" office:value="-0.0495430039309478" calcext:value-type="float">
            <text:p>-0.049543003930948</text:p>
          </table:table-cell>
          <table:table-cell office:value-type="float" office:value="0.0624767720561749" calcext:value-type="float">
            <text:p>0.062476772056175</text:p>
          </table:table-cell>
          <table:table-cell office:value-type="float" office:value="0.909814925673178" calcext:value-type="float">
            <text:p>0.909814925673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9381" calcext:value-type="float">
            <text:p>1658852988.79381</text:p>
          </table:table-cell>
          <table:table-cell office:value-type="float" office:value="-0.906313591181608" calcext:value-type="float">
            <text:p>-0.906313591181608</text:p>
          </table:table-cell>
          <table:table-cell office:value-type="float" office:value="-0.0495424663244234" calcext:value-type="float">
            <text:p>-0.049542466324424</text:p>
          </table:table-cell>
          <table:table-cell office:value-type="float" office:value="0.0624778301304675" calcext:value-type="float">
            <text:p>0.062477830130468</text:p>
          </table:table-cell>
          <table:table-cell office:value-type="float" office:value="0.909814410079232" calcext:value-type="float">
            <text:p>0.909814410079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79822" calcext:value-type="float">
            <text:p>1658852988.79822</text:p>
          </table:table-cell>
          <table:table-cell office:value-type="float" office:value="-0.906313054605462" calcext:value-type="float">
            <text:p>-0.906313054605462</text:p>
          </table:table-cell>
          <table:table-cell office:value-type="float" office:value="-0.0495419951737631" calcext:value-type="float">
            <text:p>-0.049541995173763</text:p>
          </table:table-cell>
          <table:table-cell office:value-type="float" office:value="0.062478803931605" calcext:value-type="float">
            <text:p>0.062478803931605</text:p>
          </table:table-cell>
          <table:table-cell office:value-type="float" office:value="0.909813916784528" calcext:value-type="float">
            <text:p>0.909813916784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8026" calcext:value-type="float">
            <text:p>1658852988.8026</text:p>
          </table:table-cell>
          <table:table-cell office:value-type="float" office:value="-0.906312528122049" calcext:value-type="float">
            <text:p>-0.906312528122049</text:p>
          </table:table-cell>
          <table:table-cell office:value-type="float" office:value="-0.0495416081145486" calcext:value-type="float">
            <text:p>-0.049541608114549</text:p>
          </table:table-cell>
          <table:table-cell office:value-type="float" office:value="0.0624797013156694" calcext:value-type="float">
            <text:p>0.062479701315669</text:p>
          </table:table-cell>
          <table:table-cell office:value-type="float" office:value="0.909813432876241" calcext:value-type="float">
            <text:p>0.909813432876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80699" calcext:value-type="float">
            <text:p>1658852988.80699</text:p>
          </table:table-cell>
          <table:table-cell office:value-type="float" office:value="-0.906312012529001" calcext:value-type="float">
            <text:p>-0.906312012529001</text:p>
          </table:table-cell>
          <table:table-cell office:value-type="float" office:value="-0.049541312574417" calcext:value-type="float">
            <text:p>-0.049541312574417</text:p>
          </table:table-cell>
          <table:table-cell office:value-type="float" office:value="0.0624805299317174" calcext:value-type="float">
            <text:p>0.062480529931717</text:p>
          </table:table-cell>
          <table:table-cell office:value-type="float" office:value="0.909812960078341" calcext:value-type="float">
            <text:p>0.909812960078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81131" calcext:value-type="float">
            <text:p>1658852988.81131</text:p>
          </table:table-cell>
          <table:table-cell office:value-type="float" office:value="-0.906311515583587" calcext:value-type="float">
            <text:p>-0.906311515583587</text:p>
          </table:table-cell>
          <table:table-cell office:value-type="float" office:value="-0.0495411112309816" calcext:value-type="float">
            <text:p>-0.049541111230982</text:p>
          </table:table-cell>
          <table:table-cell office:value-type="float" office:value="0.0624812969790326" calcext:value-type="float">
            <text:p>0.062481296979033</text:p>
          </table:table-cell>
          <table:table-cell office:value-type="float" office:value="0.909812506758179" calcext:value-type="float">
            <text:p>0.909812506758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OLLED_SLIP</text:p>
          </table:table-cell>
          <table:table-cell office:value-type="float" office:value="1658852988.81568" calcext:value-type="float">
            <text:p>1658852988.81568</text:p>
          </table:table-cell>
          <table:table-cell office:value-type="float" office:value="-0.90631104945661" calcext:value-type="float">
            <text:p>-0.90631104945661</text:p>
          </table:table-cell>
          <table:table-cell office:value-type="float" office:value="-0.0495409986124282" calcext:value-type="float">
            <text:p>-0.049540998612428</text:p>
          </table:table-cell>
          <table:table-cell office:value-type="float" office:value="0.0624820086766407" calcext:value-type="float">
            <text:p>0.062482008676641</text:p>
          </table:table-cell>
          <table:table-cell office:value-type="float" office:value="0.90981208516865" calcext:value-type="float">
            <text:p>0.909812085168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6T17:30:29.991274594</dc:date>
    <meta:editing-duration>PT6M15S</meta:editing-duration>
    <meta:editing-cycles>1</meta:editing-cycles>
    <meta:document-statistic meta:table-count="1" meta:cell-count="15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51cm" svg:height="16.735cm" xlink:href=".." xlink:type="simple" chart:class="chart:scatter" chart:style-name="ch1">
        <chart:legend chart:legend-position="end" svg:x="34.641cm" svg:y="8.068cm" style:legend-expansion="high" chart:style-name="ch2"/>
        <chart:plot-area chart:style-name="ch3" table:cell-range-address="'26JulTRACE_CUBE_TRAJECTORY_slipped_-9.8'.J145:'26JulTRACE_CUBE_TRAJECTORY_slipped_-9.8'.J200" svg:x="0.737cm" svg:y="0.334cm" svg:width="33.167cm" svg:height="16.067cm">
          <chartooo:coordinate-region svg:x="1.649cm" svg:y="0.533cm" svg:width="32.068cm" svg:height="15.2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6JulTRACE_CUBE_TRAJECTORY_slipped_-9.8'.J145:'26JulTRACE_CUBE_TRAJECTORY_slipped_-9.8'.J200" chart:class="chart:scatter">
            <chart:data-point chart:repeated="25"/>
            <chart:data-point chart:style-name="ch7" chart:repeated="8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6463402485195">
                <text:p>0.946463402485195</text:p>
                <draw:g>
                  <svg:desc>'26JulTRACE_CUBE_TRAJECTORY_slipped_-9.8'.J145:'26JulTRACE_CUBE_TRAJECTORY_slipped_-9.8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4660600149158">
                <text:p>0.924660600149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465723966648">
                <text:p>0.9246572396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4655793317336">
                <text:p>0.924655793317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657547378167">
                <text:p>0.924657547378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4663140205196">
                <text:p>0.924663140205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678259706211">
                <text:p>0.92467825970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4712385633851">
                <text:p>0.924712385633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4763627820743">
                <text:p>0.924763627820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4818170952319">
                <text:p>0.924818170952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4838961927691">
                <text:p>0.924838961927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874737377312">
                <text:p>0.92487473737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5172762847916">
                <text:p>0.925172762847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5334201258104">
                <text:p>0.925334201258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5516603589008">
                <text:p>0.925516603589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5917980075312">
                <text:p>0.925917980075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6147074715553">
                <text:p>0.926147074715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6339586542259">
                <text:p>0.926339586542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6506716723359">
                <text:p>0.926506716723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6657729805134">
                <text:p>0.926657729805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6776491062132">
                <text:p>0.926776491062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6870308660861">
                <text:p>0.926870308660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6937310376799">
                <text:p>0.926937310376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6963291530005">
                <text:p>0.92696329153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6897822327353">
                <text:p>0.926897822327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6754393277246">
                <text:p>0.9267543932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6576132486201">
                <text:p>0.926576132486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636313363733">
                <text:p>0.92636313363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6115851226186">
                <text:p>0.926115851226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58349919862">
                <text:p>0.9258349919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5521296774989">
                <text:p>0.9255212967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517578673643">
                <text:p>0.92517578673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4800613689208">
                <text:p>0.924800613689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3971576339371">
                <text:p>0.923971576339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3450634761904">
                <text:p>0.923450634761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872295877037">
                <text:p>0.922872295877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2237737892351">
                <text:p>0.922237737892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548225620321">
                <text:p>0.921548225620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080511139698">
                <text:p>0.92080511139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000983605795">
                <text:p>0.920009836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9163929968858">
                <text:p>0.919163929968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8269014106846">
                <text:p>0.918269014106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7326801189528">
                <text:p>0.917326801189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6339096847368">
                <text:p>0.916339096847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5307800835058">
                <text:p>0.915307800835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234908277023">
                <text:p>0.914234908277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3122510941725">
                <text:p>0.913122510941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1972798538894">
                <text:p>0.9119727985388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0788060033322">
                <text:p>0.910788060033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9570684968218">
                <text:p>0.909570684968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8323164790548">
                <text:p>0.908323164790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5748172303309">
                <text:p>0.905748172303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4426204192236">
                <text:p>0.90442620419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3085101888148">
                <text:p>0.90308510188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